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0.139in" fo:orphans="0" fo:widows="0" style:text-autospace="none"/>
      <style:text-properties style:font-name="Times New Roman" fo:font-size="10pt" style:font-size-asian="10pt" style:font-name-complex="Times New Roman" style:font-size-complex="10pt"/>
    </style:style>
    <style:style style:name="P2" style:family="paragraph" style:parent-style-name="Standard">
      <style:paragraph-properties fo:margin-top="0in" fo:margin-bottom="0in" loext:contextual-spacing="false" fo:line-height="0.1665in" fo:orphans="0" fo:widows="0" style:text-autospace="none"/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Standard" style:master-page-name="Standard">
      <style:paragraph-properties fo:margin-top="0in" fo:margin-bottom="0in" loext:contextual-spacing="false" fo:line-height="0.139in" fo:orphans="0" fo:widows="0" style:page-number="auto" style:text-autospace="none"/>
      <style:text-properties style:font-name="Times New Roman" fo:font-size="10pt" style:font-size-asian="10pt" style:font-name-complex="Times New Roman" style:font-size-complex="10pt"/>
    </style:style>
    <style:style style:name="P4" style:family="paragraph" style:parent-style-name="Standard">
      <style:paragraph-properties fo:margin-top="0.0047in" fo:margin-bottom="0in" loext:contextual-spacing="false" fo:line-height="0.1945in" fo:orphans="0" fo:widows="0" style:text-autospace="none"/>
      <style:text-properties style:font-name="Times New Roman" fo:font-size="14pt" style:font-size-asian="14pt" style:font-name-complex="Times New Roman" style:font-size-complex="14pt"/>
    </style:style>
    <style:style style:name="P5" style:family="paragraph" style:parent-style-name="Standard">
      <style:paragraph-properties fo:margin-top="0.0035in" fo:margin-bottom="0in" loext:contextual-spacing="false" fo:line-height="0.1252in" fo:orphans="0" fo:widows="0" style:text-autospace="none"/>
      <style:text-properties style:font-name="Times New Roman" fo:font-size="9pt" style:font-size-asian="9pt" style:font-name-complex="Times New Roman" style:font-size-complex="9pt"/>
    </style:style>
    <style:style style:name="P6" style:family="paragraph" style:parent-style-name="Standard">
      <style:paragraph-properties fo:margin-left="2.6154in" fo:margin-right="2.6154in" fo:margin-top="0in" fo:margin-bottom="0in" loext:contextual-spacing="false" fo:line-height="103%" fo:text-align="center" style:justify-single-word="false" fo:orphans="0" fo:widows="0" fo:text-indent="-0.0008in" style:auto-text-indent="false" style:text-autospace="none"/>
      <style:text-properties officeooo:paragraph-rsid="001e789a"/>
    </style:style>
    <style:style style:name="P7" style:family="paragraph" style:parent-style-name="Standard">
      <style:paragraph-properties fo:margin-top="0.0075in" fo:margin-bottom="0in" loext:contextual-spacing="false" fo:line-height="0.139in" fo:orphans="0" fo:widows="0" style:text-autospace="none"/>
      <style:text-properties style:font-name="Times New Roman" fo:font-size="10pt" style:font-size-asian="10pt" style:font-name-complex="Times New Roman" style:font-size-complex="10pt"/>
    </style:style>
    <style:style style:name="P8" style:family="paragraph" style:parent-style-name="Standard">
      <style:paragraph-properties fo:margin-top="0.0075in" fo:margin-bottom="0in" loext:contextual-spacing="false" fo:line-height="0.1665in" fo:orphans="0" fo:widows="0" style:text-autospace="none"/>
      <style:text-properties style:font-name="Times New Roman" fo:font-size="12pt" style:font-size-asian="12pt" style:font-name-complex="Times New Roman" style:font-size-complex="12pt"/>
    </style:style>
    <style:style style:name="P9" style:family="paragraph" style:parent-style-name="Standard">
      <style:paragraph-properties fo:margin-left="1.2945in" fo:margin-right="1.2126in" fo:margin-top="0in" fo:margin-bottom="0in" loext:contextual-spacing="false" fo:line-height="0.1661in" fo:text-align="center" style:justify-single-word="false" fo:orphans="0" fo:widows="0" fo:text-indent="0in" style:auto-text-indent="false" style:text-autospace="none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10" style:family="paragraph" style:parent-style-name="Standard">
      <style:paragraph-properties fo:margin-left="0.0693in" fo:margin-right="-0.0138in" fo:margin-top="0in" fo:margin-bottom="0in" loext:contextual-spacing="false" fo:line-height="104%" fo:text-align="justify" style:justify-single-word="false" fo:orphans="0" fo:widows="0" fo:text-indent="0.1701in" style:auto-text-indent="false" style:text-autospace="none"/>
    </style:style>
    <style:style style:name="P11" style:family="paragraph" style:parent-style-name="Standard">
      <style:paragraph-properties fo:margin-left="0.0693in" fo:margin-right="-0.0138in" fo:margin-top="0in" fo:margin-bottom="0in" loext:contextual-spacing="false" fo:line-height="100%" fo:orphans="0" fo:widows="0" fo:text-indent="0in" style:auto-text-indent="false" style:text-autospace="none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12" style:family="paragraph" style:parent-style-name="Standard">
      <style:paragraph-properties fo:margin-left="0.0693in" fo:margin-right="-0.0134in" fo:margin-top="0in" fo:margin-bottom="0in" loext:contextual-spacing="false" fo:line-height="104%" fo:text-align="justify" style:justify-single-word="false" fo:orphans="0" fo:widows="0" fo:text-indent="0.1701in" style:auto-text-indent="false" style:text-autospace="none"/>
    </style:style>
    <style:style style:name="P13" style:family="paragraph" style:parent-style-name="Standard">
      <style:paragraph-properties fo:margin-left="0.0693in" fo:margin-right="-0.0925in" fo:margin-top="0in" fo:margin-bottom="0in" loext:contextual-spacing="false" fo:line-height="104%" fo:orphans="0" fo:widows="0" fo:text-indent="0in" style:auto-text-indent="false" style:text-autospace="none"/>
    </style:style>
    <style:style style:name="P14" style:family="paragraph" style:parent-style-name="Standard">
      <style:paragraph-properties fo:margin-left="0.0693in" fo:margin-right="-0.1043in" fo:margin-top="0in" fo:margin-bottom="0in" loext:contextual-spacing="false" fo:line-height="104%" fo:orphans="0" fo:widows="0" fo:text-indent="0.1701in" style:auto-text-indent="false" style:text-autospace="none"/>
    </style:style>
    <style:style style:name="P15" style:family="paragraph" style:parent-style-name="Standard">
      <style:paragraph-properties fo:margin-left="0.0693in" fo:margin-right="-0.1043in" fo:margin-top="0in" fo:margin-bottom="0in" loext:contextual-spacing="false" fo:line-height="104%" fo:orphans="0" fo:widows="0" fo:text-indent="0in" style:auto-text-indent="false" style:text-autospace="none"/>
    </style:style>
    <style:style style:name="P16" style:family="paragraph" style:parent-style-name="Standard">
      <style:paragraph-properties fo:margin-left="0.0693in" fo:margin-right="-0.0126in" fo:margin-top="0in" fo:margin-bottom="0in" loext:contextual-spacing="false" fo:line-height="104%" fo:text-align="justify" style:justify-single-word="false" fo:orphans="0" fo:widows="0" fo:text-indent="0in" style:auto-text-indent="false" style:text-autospace="none"/>
    </style:style>
    <style:style style:name="P17" style:family="paragraph" style:parent-style-name="Standard">
      <style:paragraph-properties fo:margin-left="0in" fo:margin-right="-0.0138in" fo:margin-top="0in" fo:margin-bottom="0in" loext:contextual-spacing="false" fo:line-height="0.1661in" fo:orphans="0" fo:widows="0" fo:text-indent="0in" style:auto-text-indent="false" fo:break-before="column" style:text-autospace="none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18" style:family="paragraph" style:parent-style-name="Standard">
      <style:paragraph-properties fo:margin-left="0in" fo:margin-right="-0.0138in" fo:margin-top="0in" fo:margin-bottom="0in" loext:contextual-spacing="false" fo:line-height="100%" fo:orphans="0" fo:widows="0" fo:text-indent="0in" style:auto-text-indent="false" style:text-autospace="none"/>
    </style:style>
    <style:style style:name="P19" style:family="paragraph" style:parent-style-name="Standard">
      <style:paragraph-properties fo:margin-left="0in" fo:margin-right="-0.0138in" fo:margin-top="0in" fo:margin-bottom="0in" loext:contextual-spacing="false" fo:line-height="100%" fo:orphans="0" fo:widows="0" fo:text-indent="0in" style:auto-text-indent="false" style:text-autospace="none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20" style:family="paragraph" style:parent-style-name="Standard">
      <style:paragraph-properties fo:margin-left="0in" fo:margin-right="-0.0138in" fo:margin-top="0in" fo:margin-bottom="0in" loext:contextual-spacing="false" fo:line-height="0.1937in" fo:text-align="center" style:justify-single-word="false" fo:orphans="0" fo:widows="0" fo:text-indent="0in" style:auto-text-indent="false" style:text-autospace="none"/>
      <style:text-properties officeooo:rsid="001e789a" officeooo:paragraph-rsid="001e789a"/>
    </style:style>
    <style:style style:name="P21" style:family="paragraph" style:parent-style-name="Standard">
      <style:paragraph-properties fo:margin-left="0in" fo:margin-right="-0.0138in" fo:margin-top="0.0437in" fo:margin-bottom="0in" loext:contextual-spacing="false" fo:line-height="100%" fo:orphans="0" fo:widows="0" fo:text-indent="0in" style:auto-text-indent="false" fo:break-before="column" style:text-autospace="none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22" style:family="paragraph" style:parent-style-name="Standard">
      <style:paragraph-properties fo:margin-left="0in" fo:margin-right="-0.0138in" fo:margin-top="0.0055in" fo:margin-bottom="0in" loext:contextual-spacing="false" fo:line-height="100%" fo:orphans="0" fo:widows="0" fo:text-indent="0in" style:auto-text-indent="false" style:text-autospace="none"/>
    </style:style>
    <style:style style:name="P23" style:family="paragraph" style:parent-style-name="Standard">
      <style:paragraph-properties fo:margin-left="0in" fo:margin-right="-0.0138in" fo:margin-top="0.0071in" fo:margin-bottom="0in" loext:contextual-spacing="false" fo:line-height="100%" fo:orphans="0" fo:widows="0" fo:text-indent="0in" style:auto-text-indent="false" style:text-autospace="none"/>
    </style:style>
    <style:style style:name="P24" style:family="paragraph" style:parent-style-name="Standard">
      <style:paragraph-properties fo:margin-left="0in" fo:margin-right="0.0689in" fo:margin-top="0in" fo:margin-bottom="0in" loext:contextual-spacing="false" fo:line-height="104%" fo:text-align="justify" style:justify-single-word="false" fo:orphans="0" fo:widows="0" fo:text-indent="0.1701in" style:auto-text-indent="false" style:text-autospace="none"/>
    </style:style>
    <style:style style:name="P25" style:family="paragraph" style:parent-style-name="Standard">
      <style:paragraph-properties fo:margin-left="0in" fo:margin-right="0.0689in" fo:margin-top="0in" fo:margin-bottom="0in" loext:contextual-spacing="false" fo:line-height="104%" fo:text-align="justify" style:justify-single-word="false" fo:orphans="0" fo:widows="0" fo:text-indent="0.1701in" style:auto-text-indent="false" style:text-autospace="none">
        <style:tab-stops>
          <style:tab-stop style:position="0.5693in"/>
          <style:tab-stop style:position="1.0972in"/>
          <style:tab-stop style:position="1.7917in"/>
          <style:tab-stop style:position="2.028in"/>
          <style:tab-stop style:position="2.6945in"/>
        </style:tab-stops>
      </style:paragraph-properties>
    </style:style>
    <style:style style:name="P26" style:family="paragraph" style:parent-style-name="Standard">
      <style:paragraph-properties fo:margin-left="0in" fo:margin-right="0.0689in" fo:margin-top="0in" fo:margin-bottom="0in" loext:contextual-spacing="false" fo:line-height="104%" fo:text-align="justify" style:justify-single-word="false" fo:orphans="0" fo:widows="0" fo:text-indent="0.1701in" style:auto-text-indent="false" style:text-autospace="none">
        <style:tab-stops>
          <style:tab-stop style:position="0.75in"/>
          <style:tab-stop style:position="1.1528in"/>
          <style:tab-stop style:position="1.778in"/>
          <style:tab-stop style:position="2.5138in"/>
        </style:tab-stops>
      </style:paragraph-properties>
    </style:style>
    <style:style style:name="P27" style:family="paragraph" style:parent-style-name="Standard" style:master-page-name="Convert_20_1">
      <style:paragraph-properties fo:margin-left="0.0835in" fo:margin-right="-0.0138in" fo:margin-top="0.0437in" fo:margin-bottom="0in" loext:contextual-spacing="false" fo:line-height="100%" fo:orphans="0" fo:widows="0" fo:text-indent="0in" style:auto-text-indent="false" style:page-number="auto" style:text-autospace="none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28" style:family="paragraph" style:parent-style-name="Standard">
      <style:paragraph-properties fo:margin-left="0.0835in" fo:margin-right="-0.0138in" fo:margin-top="0in" fo:margin-bottom="0in" loext:contextual-spacing="false" fo:line-height="100%" fo:orphans="0" fo:widows="0" fo:text-indent="0in" style:auto-text-indent="false" style:text-autospace="none"/>
    </style:style>
    <style:style style:name="P29" style:family="paragraph" style:parent-style-name="Standard">
      <style:paragraph-properties fo:margin-left="0.0835in" fo:margin-right="-0.0138in" fo:margin-top="0in" fo:margin-bottom="0in" loext:contextual-spacing="false" fo:line-height="100%" fo:orphans="0" fo:widows="0" fo:text-indent="0in" style:auto-text-indent="false" style:text-autospace="none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30" style:family="paragraph" style:parent-style-name="Standard">
      <style:paragraph-properties fo:margin-left="0.0835in" fo:margin-right="-0.0138in" fo:margin-top="0in" fo:margin-bottom="0in" loext:contextual-spacing="false" fo:line-height="104%" fo:text-align="justify" style:justify-single-word="false" fo:orphans="0" fo:widows="0" fo:text-indent="0in" style:auto-text-indent="false" style:text-autospace="none"/>
    </style:style>
    <style:style style:name="P31" style:family="paragraph" style:parent-style-name="Standard">
      <style:paragraph-properties fo:margin-left="0.0835in" fo:margin-right="-0.0134in" fo:margin-top="0in" fo:margin-bottom="0in" loext:contextual-spacing="false" fo:line-height="104%" fo:text-align="justify" style:justify-single-word="false" fo:orphans="0" fo:widows="0" fo:text-indent="0.1701in" style:auto-text-indent="false" style:text-autospace="none"/>
    </style:style>
    <style:style style:name="P32" style:family="paragraph" style:parent-style-name="Standard">
      <style:paragraph-properties fo:margin-left="0.0835in" fo:margin-right="-0.0138in" fo:margin-top="0in" fo:margin-bottom="0in" loext:contextual-spacing="false" fo:line-height="104%" fo:text-align="justify" style:justify-single-word="false" fo:orphans="0" fo:widows="0" fo:text-indent="0.1701in" style:auto-text-indent="false" style:text-autospace="none">
        <style:tab-stops>
          <style:tab-stop style:position="0.778in"/>
          <style:tab-stop style:position="1.5138in"/>
          <style:tab-stop style:position="1.8472in"/>
          <style:tab-stop style:position="3.0555in"/>
        </style:tab-stops>
      </style:paragraph-properties>
    </style:style>
    <style:style style:name="P33" style:family="paragraph" style:parent-style-name="Standard">
      <style:paragraph-properties fo:margin-left="0.0835in" fo:margin-right="-0.0138in" fo:margin-top="0in" fo:margin-bottom="0in" loext:contextual-spacing="false" fo:line-height="104%" fo:text-align="justify" style:justify-single-word="false" fo:orphans="0" fo:widows="0" fo:text-indent="0.1701in" style:auto-text-indent="false" style:text-autospace="none"/>
    </style:style>
    <style:style style:name="P34" style:family="paragraph" style:parent-style-name="Standard">
      <style:paragraph-properties fo:margin-left="0.2535in" fo:margin-right="-0.0874in" fo:margin-top="0in" fo:margin-bottom="0in" loext:contextual-spacing="false" fo:line-height="100%" fo:orphans="0" fo:widows="0" fo:text-indent="0in" style:auto-text-indent="false" style:text-autospace="none"/>
    </style:style>
    <style:style style:name="P35" style:family="paragraph" style:parent-style-name="Standard">
      <style:paragraph-properties fo:margin-top="0.0071in" fo:margin-bottom="0in" loext:contextual-spacing="false" fo:line-height="0.1665in" fo:orphans="0" fo:widows="0" style:text-autospace="none"/>
      <style:text-properties style:font-name="Times New Roman" fo:font-size="12pt" style:font-size-asian="12pt" style:font-name-complex="Times New Roman" style:font-size-complex="12pt"/>
    </style:style>
    <style:style style:name="P36" style:family="paragraph" style:parent-style-name="Standard">
      <style:paragraph-properties fo:margin-left="0.0835in" fo:margin-right="-0.0134in" fo:margin-top="0.0071in" fo:margin-bottom="0in" loext:contextual-spacing="false" fo:line-height="104%" fo:text-align="justify" style:justify-single-word="false" fo:orphans="0" fo:widows="0" fo:text-indent="0in" style:auto-text-indent="false" style:text-autospace="none"/>
    </style:style>
    <style:style style:name="P37" style:family="paragraph" style:parent-style-name="Standard">
      <style:paragraph-properties fo:margin-top="0.0138in" fo:margin-bottom="0in" loext:contextual-spacing="false" fo:line-height="0.1528in" fo:orphans="0" fo:widows="0" style:text-autospace="none"/>
      <style:text-properties style:font-name="Times New Roman" fo:font-size="10pt" style:font-size-asian="10pt" style:font-name-complex="Times New Roman" style:font-size-complex="10pt"/>
    </style:style>
    <style:style style:name="P38" style:family="paragraph" style:parent-style-name="Standard">
      <style:paragraph-properties fo:margin-left="0in" fo:margin-right="0.0693in" fo:margin-top="0in" fo:margin-bottom="0in" loext:contextual-spacing="false" fo:line-height="104%" fo:text-align="justify" style:justify-single-word="false" fo:orphans="0" fo:widows="0" fo:text-indent="0.1701in" style:auto-text-indent="false" style:text-autospace="none"/>
    </style:style>
    <style:style style:name="P39" style:family="paragraph" style:parent-style-name="Standard">
      <style:paragraph-properties fo:margin-top="0.0134in" fo:margin-bottom="0in" loext:contextual-spacing="false" fo:line-height="0.1528in" fo:orphans="0" fo:widows="0" style:text-autospace="none"/>
      <style:text-properties style:font-name="Times New Roman" fo:font-size="10pt" style:font-size-asian="10pt" style:font-name-complex="Times New Roman" style:font-size-complex="10pt"/>
    </style:style>
    <style:style style:name="P40" style:family="paragraph" style:parent-style-name="Standard">
      <style:paragraph-properties fo:margin-top="0.002in" fo:margin-bottom="0in" loext:contextual-spacing="false" fo:line-height="0.1528in" fo:orphans="0" fo:widows="0" style:text-autospace="none"/>
      <style:text-properties style:font-name="Times New Roman" fo:font-size="9pt" style:font-size-asian="9pt" style:font-name-complex="Times New Roman" style:font-size-complex="9pt"/>
    </style:style>
    <style:style style:name="P41" style:family="paragraph" style:parent-style-name="Standard">
      <style:paragraph-properties fo:margin-left="0in" fo:margin-right="-0.002in" fo:margin-top="0in" fo:margin-bottom="0in" loext:contextual-spacing="false" fo:line-height="103%" fo:orphans="0" fo:widows="0" fo:text-indent="0in" style:auto-text-indent="false" style:text-autospace="none"/>
    </style:style>
    <style:style style:name="P42" style:family="paragraph" style:parent-style-name="Standard">
      <style:paragraph-properties fo:margin-top="0.0016in" fo:margin-bottom="0in" loext:contextual-spacing="false" fo:line-height="0.1665in" fo:orphans="0" fo:widows="0" style:text-autospace="none"/>
      <style:text-properties style:font-name="Times New Roman" fo:font-size="12pt" style:font-size-asian="12pt" style:font-name-complex="Times New Roman" style:font-size-complex="12pt"/>
    </style:style>
    <style:style style:name="P43" style:family="paragraph" style:parent-style-name="Standard">
      <style:paragraph-properties fo:margin-left="0.1701in" fo:margin-right="-0.0138in" fo:margin-top="0.0071in" fo:margin-bottom="0in" loext:contextual-spacing="false" fo:line-height="100%" fo:orphans="0" fo:widows="0" fo:text-indent="0in" style:auto-text-indent="false" style:text-autospace="none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" style:font-size-complex="14pt" style:font-weight-complex="bold" style:text-scale="99%"/>
    </style:style>
    <style:style style:name="T3" style:family="text">
      <style:text-properties style:font-name="Times New Roman" fo:font-size="14pt" fo:letter-spacing="0.0008in" fo:font-weight="bold" style:font-size-asian="14pt" style:font-weight-asian="bold" style:font-name-complex="Times New Roman" style:font-size-complex="14pt" style:font-weight-complex="bold"/>
    </style:style>
    <style:style style:name="T4" style:family="text">
      <style:text-properties style:font-name="Times New Roman" fo:font-size="10pt" style:font-size-asian="10pt" style:font-name-complex="Times New Roman" style:font-size-complex="10pt"/>
    </style:style>
    <style:style style:name="T5" style:family="text">
      <style:text-properties style:font-name="Times New Roman" fo:font-size="10pt" fo:font-style="italic" style:font-size-asian="10pt" style:font-style-asian="italic" style:font-name-complex="Times New Roman" style:font-size-complex="10pt" style:font-style-complex="italic"/>
    </style:style>
    <style:style style:name="T6" style:family="text">
      <style:text-properties style:font-name="Times New Roman" fo:font-size="10pt" fo:letter-spacing="0.0008in" fo:font-style="italic" style:font-size-asian="10pt" style:font-style-asian="italic" style:font-name-complex="Times New Roman" style:font-size-complex="10pt" style:font-style-complex="italic"/>
    </style:style>
    <style:style style:name="T7" style:family="text">
      <style:text-properties style:font-name="Times New Roman" fo:font-size="10pt" fo:letter-spacing="0.0008in" style:font-size-asian="10pt" style:font-name-complex="Times New Roman" style:font-size-complex="10pt"/>
    </style:style>
    <style:style style:name="T8" style:family="text">
      <style:text-properties style:font-name="Times New Roman" fo:font-size="10pt" fo:letter-spacing="0.0071in" fo:font-style="italic" style:font-size-asian="10pt" style:font-style-asian="italic" style:font-name-complex="Times New Roman" style:font-size-complex="10pt" style:font-style-complex="italic"/>
    </style:style>
    <style:style style:name="T9" style:family="text">
      <style:text-properties style:font-name="Times New Roman" fo:font-size="10pt" fo:letter-spacing="0.0071in" style:font-size-asian="10pt" style:font-name-complex="Times New Roman" style:font-size-complex="10pt"/>
    </style:style>
    <style:style style:name="T10" style:family="text">
      <style:text-properties style:font-name="Times New Roman" fo:font-size="10pt" fo:letter-spacing="0.0055in" fo:font-style="italic" style:font-size-asian="10pt" style:font-style-asian="italic" style:font-name-complex="Times New Roman" style:font-size-complex="10pt" style:font-style-complex="italic"/>
    </style:style>
    <style:style style:name="T11" style:family="text">
      <style:text-properties style:font-name="Times New Roman" fo:font-size="10pt" fo:letter-spacing="0.0055in" style:font-size-asian="10pt" style:font-name-complex="Times New Roman" style:font-size-complex="10pt"/>
    </style:style>
    <style:style style:name="T12" style:family="text">
      <style:text-properties style:font-name="Times New Roman" fo:font-size="10pt" fo:letter-spacing="0.0055in" fo:font-weight="bold" style:font-size-asian="10pt" style:font-weight-asian="bold" style:font-name-complex="Times New Roman" style:font-size-complex="10pt" style:font-weight-complex="bold"/>
    </style:style>
    <style:style style:name="T13" style:family="text">
      <style:text-properties style:font-name="Times New Roman" fo:font-size="10pt" fo:letter-spacing="0.0063in" fo:font-style="italic" style:font-size-asian="10pt" style:font-style-asian="italic" style:font-name-complex="Times New Roman" style:font-size-complex="10pt" style:font-style-complex="italic"/>
    </style:style>
    <style:style style:name="T14" style:family="text">
      <style:text-properties style:font-name="Times New Roman" fo:font-size="10pt" fo:letter-spacing="0.0063in" style:font-size-asian="10pt" style:font-name-complex="Times New Roman" style:font-size-complex="10pt"/>
    </style:style>
    <style:style style:name="T15" style:family="text">
      <style:text-properties style:font-name="Times New Roman" fo:font-size="10pt" fo:letter-spacing="0.0138in" fo:font-style="italic" style:font-size-asian="10pt" style:font-style-asian="italic" style:font-name-complex="Times New Roman" style:font-size-complex="10pt" style:font-style-complex="italic"/>
    </style:style>
    <style:style style:name="T16" style:family="text">
      <style:text-properties style:font-name="Times New Roman" fo:font-size="10pt" fo:letter-spacing="0.0138in" style:font-size-asian="10pt" style:font-name-complex="Times New Roman" style:font-size-complex="10pt"/>
    </style:style>
    <style:style style:name="T17" style:family="text">
      <style:text-properties style:font-name="Times New Roman" fo:font-size="10pt" fo:letter-spacing="0.0134in" fo:font-style="italic" style:font-size-asian="10pt" style:font-style-asian="italic" style:font-name-complex="Times New Roman" style:font-size-complex="10pt" style:font-style-complex="italic"/>
    </style:style>
    <style:style style:name="T18" style:family="text">
      <style:text-properties style:font-name="Times New Roman" fo:font-size="10pt" fo:letter-spacing="0.0134in" style:font-size-asian="10pt" style:font-name-complex="Times New Roman" style:font-size-complex="10pt"/>
    </style:style>
    <style:style style:name="T19" style:family="text">
      <style:text-properties style:font-name="Times New Roman" fo:font-size="10pt" fo:letter-spacing="-0.0008in" fo:font-style="italic" style:font-size-asian="10pt" style:font-style-asian="italic" style:font-name-complex="Times New Roman" style:font-size-complex="10pt" style:font-style-complex="italic"/>
    </style:style>
    <style:style style:name="T20" style:family="text">
      <style:text-properties style:font-name="Times New Roman" fo:font-size="10pt" fo:letter-spacing="-0.0008in" style:font-size-asian="10pt" style:font-name-complex="Times New Roman" style:font-size-complex="10pt"/>
    </style:style>
    <style:style style:name="T21" style:family="text">
      <style:text-properties style:font-name="Times New Roman" fo:font-size="10pt" fo:letter-spacing="-0.0008in" fo:font-weight="bold" style:font-size-asian="10pt" style:font-weight-asian="bold" style:font-name-complex="Times New Roman" style:font-size-complex="10pt" style:font-weight-complex="bold"/>
    </style:style>
    <style:style style:name="T22" style:family="text">
      <style:text-properties style:font-name="Times New Roman" fo:font-size="10pt" fo:letter-spacing="-0.0075in" fo:font-style="italic" style:font-size-asian="10pt" style:font-style-asian="italic" style:font-name-complex="Times New Roman" style:font-size-complex="10pt" style:font-style-complex="italic"/>
    </style:style>
    <style:style style:name="T23" style:family="text">
      <style:text-properties style:font-name="Times New Roman" fo:font-size="10pt" fo:letter-spacing="-0.0075in" style:font-size-asian="10pt" style:font-name-complex="Times New Roman" style:font-size-complex="10pt"/>
    </style:style>
    <style:style style:name="T24" style:family="text">
      <style:text-properties style:font-name="Times New Roman" fo:font-size="10pt" fo:letter-spacing="-0.0083in" fo:font-style="italic" style:font-size-asian="10pt" style:font-style-asian="italic" style:font-name-complex="Times New Roman" style:font-size-complex="10pt" style:font-style-complex="italic"/>
    </style:style>
    <style:style style:name="T25" style:family="text">
      <style:text-properties style:font-name="Times New Roman" fo:font-size="10pt" fo:letter-spacing="-0.0083in" style:font-size-asian="10pt" style:font-name-complex="Times New Roman" style:font-size-complex="10pt"/>
    </style:style>
    <style:style style:name="T26" style:family="text">
      <style:text-properties style:font-name="Times New Roman" fo:font-size="10pt" fo:letter-spacing="0.0016in" fo:font-style="italic" style:font-size-asian="10pt" style:font-style-asian="italic" style:font-name-complex="Times New Roman" style:font-size-complex="10pt" style:font-style-complex="italic"/>
    </style:style>
    <style:style style:name="T27" style:family="text">
      <style:text-properties style:font-name="Times New Roman" fo:font-size="10pt" fo:letter-spacing="0.0016in" style:font-size-asian="10pt" style:font-name-complex="Times New Roman" style:font-size-complex="10pt"/>
    </style:style>
    <style:style style:name="T28" style:family="text">
      <style:text-properties style:font-name="Times New Roman" fo:font-size="10pt" fo:letter-spacing="0.002in" fo:font-style="italic" style:font-size-asian="10pt" style:font-style-asian="italic" style:font-name-complex="Times New Roman" style:font-size-complex="10pt" style:font-style-complex="italic"/>
    </style:style>
    <style:style style:name="T29" style:family="text">
      <style:text-properties style:font-name="Times New Roman" fo:font-size="10pt" fo:letter-spacing="0.002in" style:font-size-asian="10pt" style:font-name-complex="Times New Roman" style:font-size-complex="10pt"/>
    </style:style>
    <style:style style:name="T30" style:family="text">
      <style:text-properties style:font-name="Times New Roman" fo:font-size="10pt" fo:letter-spacing="0.0047in" fo:font-style="italic" style:font-size-asian="10pt" style:font-style-asian="italic" style:font-name-complex="Times New Roman" style:font-size-complex="10pt" style:font-style-complex="italic"/>
    </style:style>
    <style:style style:name="T31" style:family="text">
      <style:text-properties style:font-name="Times New Roman" fo:font-size="10pt" fo:letter-spacing="0.0047in" style:font-size-asian="10pt" style:font-name-complex="Times New Roman" style:font-size-complex="10pt"/>
    </style:style>
    <style:style style:name="T32" style:family="text">
      <style:text-properties style:font-name="Times New Roman" fo:font-size="10pt" fo:letter-spacing="-0.0138in" fo:font-style="italic" style:font-size-asian="10pt" style:font-style-asian="italic" style:font-name-complex="Times New Roman" style:font-size-complex="10pt" style:font-style-complex="italic"/>
    </style:style>
    <style:style style:name="T33" style:family="text">
      <style:text-properties style:font-name="Times New Roman" fo:font-size="10pt" fo:letter-spacing="-0.0138in" style:font-size-asian="10pt" style:font-name-complex="Times New Roman" style:font-size-complex="10pt"/>
    </style:style>
    <style:style style:name="T34" style:family="text">
      <style:text-properties style:font-name="Times New Roman" fo:font-size="10pt" fo:letter-spacing="-0.0146in" fo:font-style="italic" style:font-size-asian="10pt" style:font-style-asian="italic" style:font-name-complex="Times New Roman" style:font-size-complex="10pt" style:font-style-complex="italic"/>
    </style:style>
    <style:style style:name="T35" style:family="text">
      <style:text-properties style:font-name="Times New Roman" fo:font-size="10pt" fo:letter-spacing="-0.0146in" style:font-size-asian="10pt" style:font-name-complex="Times New Roman" style:font-size-complex="10pt"/>
    </style:style>
    <style:style style:name="T36" style:family="text">
      <style:text-properties style:font-name="Times New Roman" fo:font-size="10pt" fo:letter-spacing="-0.0146in" fo:font-weight="bold" style:font-size-asian="10pt" style:font-weight-asian="bold" style:font-name-complex="Times New Roman" style:font-size-complex="10pt" style:font-weight-complex="bold"/>
    </style:style>
    <style:style style:name="T37" style:family="text">
      <style:text-properties style:font-name="Times New Roman" fo:font-size="10pt" fo:letter-spacing="0.0091in" fo:font-style="italic" style:font-size-asian="10pt" style:font-style-asian="italic" style:font-name-complex="Times New Roman" style:font-size-complex="10pt" style:font-style-complex="italic"/>
    </style:style>
    <style:style style:name="T38" style:family="text">
      <style:text-properties style:font-name="Times New Roman" fo:font-size="10pt" fo:letter-spacing="0.0091in" style:font-size-asian="10pt" style:font-name-complex="Times New Roman" style:font-size-complex="10pt"/>
    </style:style>
    <style:style style:name="T39" style:family="text">
      <style:text-properties style:font-name="Times New Roman" fo:font-size="10pt" fo:letter-spacing="0.0083in" fo:font-style="italic" style:font-size-asian="10pt" style:font-style-asian="italic" style:font-name-complex="Times New Roman" style:font-size-complex="10pt" style:font-style-complex="italic"/>
    </style:style>
    <style:style style:name="T40" style:family="text">
      <style:text-properties style:font-name="Times New Roman" fo:font-size="10pt" fo:letter-spacing="0.0083in" style:font-size-asian="10pt" style:font-name-complex="Times New Roman" style:font-size-complex="10pt"/>
    </style:style>
    <style:style style:name="T41" style:family="text">
      <style:text-properties style:font-name="Times New Roman" fo:font-size="10pt" fo:letter-spacing="-0.0118in" style:font-size-asian="10pt" style:font-name-complex="Times New Roman" style:font-size-complex="10pt"/>
    </style:style>
    <style:style style:name="T42" style:family="text">
      <style:text-properties style:font-name="Times New Roman" fo:font-size="10pt" fo:letter-spacing="-0.011in" style:font-size-asian="10pt" style:font-name-complex="Times New Roman" style:font-size-complex="10pt"/>
    </style:style>
    <style:style style:name="T43" style:family="text">
      <style:text-properties style:font-name="Times New Roman" fo:font-size="10pt" fo:letter-spacing="-0.0154in" style:font-size-asian="10pt" style:font-name-complex="Times New Roman" style:font-size-complex="10pt"/>
    </style:style>
    <style:style style:name="T44" style:family="text">
      <style:text-properties style:font-name="Times New Roman" fo:font-size="10pt" fo:letter-spacing="-0.0154in" fo:font-weight="bold" style:font-size-asian="10pt" style:font-weight-asian="bold" style:font-name-complex="Times New Roman" style:font-size-complex="10pt" style:font-weight-complex="bold"/>
    </style:style>
    <style:style style:name="T45" style:family="text">
      <style:text-properties style:font-name="Times New Roman" fo:font-size="10pt" fo:letter-spacing="-0.0161in" style:font-size-asian="10pt" style:font-name-complex="Times New Roman" style:font-size-complex="10pt"/>
    </style:style>
    <style:style style:name="T46" style:family="text">
      <style:text-properties style:font-name="Times New Roman" fo:font-size="10pt" fo:letter-spacing="-0.0016in" style:font-size-asian="10pt" style:font-name-complex="Times New Roman" style:font-size-complex="10pt"/>
    </style:style>
    <style:style style:name="T47" style:family="text">
      <style:text-properties style:font-name="Times New Roman" fo:font-size="10pt" fo:letter-spacing="-0.0028in" style:font-size-asian="10pt" style:font-name-complex="Times New Roman" style:font-size-complex="10pt"/>
    </style:style>
    <style:style style:name="T48" style:family="text">
      <style:text-properties style:font-name="Times New Roman" fo:font-size="10pt" fo:letter-spacing="0.0126in" style:font-size-asian="10pt" style:font-name-complex="Times New Roman" style:font-size-complex="10pt"/>
    </style:style>
    <style:style style:name="T49" style:family="text">
      <style:text-properties style:font-name="Times New Roman" fo:font-size="10pt" fo:letter-spacing="0.0118in" style:font-size-asian="10pt" style:font-name-complex="Times New Roman" style:font-size-complex="10pt"/>
    </style:style>
    <style:style style:name="T50" style:family="text">
      <style:text-properties style:font-name="Times New Roman" fo:font-size="10pt" fo:letter-spacing="0.0043in" style:font-size-asian="10pt" style:font-name-complex="Times New Roman" style:font-size-complex="10pt"/>
    </style:style>
    <style:style style:name="T51" style:family="text">
      <style:text-properties style:font-name="Times New Roman" fo:font-size="10pt" fo:letter-spacing="0.0035in" style:font-size-asian="10pt" style:font-name-complex="Times New Roman" style:font-size-complex="10pt"/>
    </style:style>
    <style:style style:name="T52" style:family="text">
      <style:text-properties style:font-name="Times New Roman" fo:font-size="10pt" fo:letter-spacing="0.0035in" fo:font-weight="bold" style:font-size-asian="10pt" style:font-weight-asian="bold" style:font-name-complex="Times New Roman" style:font-size-complex="10pt" style:font-weight-complex="bold"/>
    </style:style>
    <style:style style:name="T53" style:family="text">
      <style:text-properties style:font-name="Times New Roman" fo:font-size="10pt" fo:letter-spacing="0.0028in" style:font-size-asian="10pt" style:font-name-complex="Times New Roman" style:font-size-complex="10pt"/>
    </style:style>
    <style:style style:name="T54" style:family="text">
      <style:text-properties style:font-name="Times New Roman" fo:font-size="10pt" fo:letter-spacing="0.0028in" fo:font-weight="bold" style:font-size-asian="10pt" style:font-weight-asian="bold" style:font-name-complex="Times New Roman" style:font-size-complex="10pt" style:font-weight-complex="bold"/>
    </style:style>
    <style:style style:name="T55" style:family="text">
      <style:text-properties style:font-name="Times New Roman" fo:font-size="10pt" fo:letter-spacing="0.0098in" style:font-size-asian="10pt" style:font-name-complex="Times New Roman" style:font-size-complex="10pt"/>
    </style:style>
    <style:style style:name="T56" style:family="text">
      <style:text-properties style:font-name="Times New Roman" fo:font-size="10pt" fo:letter-spacing="0.0102in" style:font-size-asian="10pt" style:font-name-complex="Times New Roman" style:font-size-complex="10pt"/>
    </style:style>
    <style:style style:name="T57" style:family="text">
      <style:text-properties style:font-name="Times New Roman" fo:font-size="10pt" fo:letter-spacing="0.0102in" fo:font-weight="bold" style:font-size-asian="10pt" style:font-weight-asian="bold" style:font-name-complex="Times New Roman" style:font-size-complex="10pt" style:font-weight-complex="bold"/>
    </style:style>
    <style:style style:name="T58" style:family="text">
      <style:text-properties style:font-name="Times New Roman" fo:font-size="10pt" fo:letter-spacing="-0.0134in" style:font-size-asian="10pt" style:font-name-complex="Times New Roman" style:font-size-complex="10pt"/>
    </style:style>
    <style:style style:name="T59" style:family="text">
      <style:text-properties style:font-name="Times New Roman" fo:font-size="10pt" fo:letter-spacing="-0.0043in" style:font-size-asian="10pt" style:font-name-complex="Times New Roman" style:font-size-complex="10pt"/>
    </style:style>
    <style:style style:name="T60" style:family="text">
      <style:text-properties style:font-name="Times New Roman" fo:font-size="10pt" fo:letter-spacing="-0.0047in" style:font-size-asian="10pt" style:font-name-complex="Times New Roman" style:font-size-complex="10pt"/>
    </style:style>
    <style:style style:name="T61" style:family="text">
      <style:text-properties style:font-name="Times New Roman" fo:font-size="10pt" fo:letter-spacing="-0.0165in" style:font-size-asian="10pt" style:font-name-complex="Times New Roman" style:font-size-complex="10pt"/>
    </style:style>
    <style:style style:name="T62" style:family="text">
      <style:text-properties style:font-name="Times New Roman" fo:font-size="10pt" fo:letter-spacing="-0.0173in" style:font-size-asian="10pt" style:font-name-complex="Times New Roman" style:font-size-complex="10pt"/>
    </style:style>
    <style:style style:name="T63" style:family="text">
      <style:text-properties style:font-name="Times New Roman" fo:font-size="10pt" fo:letter-spacing="0.0165in" style:font-size-asian="10pt" style:font-name-complex="Times New Roman" style:font-size-complex="10pt"/>
    </style:style>
    <style:style style:name="T64" style:family="text">
      <style:text-properties style:font-name="Times New Roman" fo:font-size="10pt" fo:letter-spacing="0.0173in" style:font-size-asian="10pt" style:font-name-complex="Times New Roman" style:font-size-complex="10pt"/>
    </style:style>
    <style:style style:name="T65" style:family="text">
      <style:text-properties style:font-name="Times New Roman" fo:font-size="10pt" fo:letter-spacing="-0.0055in" fo:font-style="italic" style:font-size-asian="10pt" style:font-style-asian="italic" style:font-name-complex="Times New Roman" style:font-size-complex="10pt" style:font-style-complex="italic"/>
    </style:style>
    <style:style style:name="T66" style:family="text">
      <style:text-properties style:font-name="Times New Roman" fo:font-size="10pt" fo:letter-spacing="-0.0055in" style:font-size-asian="10pt" style:font-name-complex="Times New Roman" style:font-size-complex="10pt"/>
    </style:style>
    <style:style style:name="T67" style:family="text">
      <style:text-properties style:font-name="Times New Roman" fo:font-size="10pt" fo:letter-spacing="0.0075in" style:font-size-asian="10pt" style:font-name-complex="Times New Roman" style:font-size-complex="10pt"/>
    </style:style>
    <style:style style:name="T68" style:family="text">
      <style:text-properties style:font-name="Times New Roman" fo:font-size="10pt" fo:letter-spacing="0.0146in" style:font-size-asian="10pt" style:font-name-complex="Times New Roman" style:font-size-complex="10pt"/>
    </style:style>
    <style:style style:name="T69" style:family="text">
      <style:text-properties style:font-name="Times New Roman" fo:font-size="10pt" fo:letter-spacing="-0.002in" style:font-size-asian="10pt" style:font-name-complex="Times New Roman" style:font-size-complex="10pt"/>
    </style:style>
    <style:style style:name="T70" style:family="text">
      <style:text-properties style:font-name="Times New Roman" fo:font-size="10pt" fo:letter-spacing="-0.0126in" style:font-size-asian="10pt" style:font-name-complex="Times New Roman" style:font-size-complex="10pt"/>
    </style:style>
    <style:style style:name="T71" style:family="text">
      <style:text-properties style:font-name="Times New Roman" fo:font-size="10pt" fo:letter-spacing="-0.0098in" style:font-size-asian="10pt" style:font-name-complex="Times New Roman" style:font-size-complex="10pt"/>
    </style:style>
    <style:style style:name="T72" style:family="text">
      <style:text-properties style:font-name="Times New Roman" fo:font-size="10pt" fo:letter-spacing="-0.0102in" style:font-size-asian="10pt" style:font-name-complex="Times New Roman" style:font-size-complex="10pt"/>
    </style:style>
    <style:style style:name="T73" style:family="text">
      <style:text-properties style:font-name="Times New Roman" fo:font-size="10pt" fo:letter-spacing="0.011in" style:font-size-asian="10pt" style:font-name-complex="Times New Roman" style:font-size-complex="10pt"/>
    </style:style>
    <style:style style:name="T74" style:family="text">
      <style:text-properties style:font-name="Times New Roman" fo:font-size="10pt" fo:font-weight="bold" style:font-size-asian="10pt" style:font-weight-asian="bold" style:font-name-complex="Times New Roman" style:font-size-complex="10pt" style:font-weight-complex="bold"/>
    </style:style>
    <style:style style:name="T75" style:family="text">
      <style:text-properties style:font-name="Times New Roman" fo:font-size="10pt" fo:letter-spacing="-0.0091in" style:font-size-asian="10pt" style:font-name-complex="Times New Roman" style:font-size-complex="10pt"/>
    </style:style>
    <style:style style:name="T76" style:family="text">
      <style:text-properties style:font-name="Times New Roman" fo:font-size="10pt" fo:letter-spacing="-0.0063in" style:font-size-asian="10pt" style:font-name-complex="Times New Roman" style:font-size-complex="10pt"/>
    </style:style>
    <style:style style:name="T77" style:family="text">
      <style:text-properties style:font-name="Times New Roman" fo:font-size="10pt" fo:letter-spacing="-0.0071in" style:font-size-asian="10pt" style:font-name-complex="Times New Roman" style:font-size-complex="10pt"/>
    </style:style>
    <style:style style:name="T78" style:family="text">
      <style:text-properties style:font-name="Times New Roman" fo:font-size="10pt" fo:letter-spacing="-0.0071in" fo:font-style="italic" style:font-size-asian="10pt" style:font-style-asian="italic" style:font-name-complex="Times New Roman" style:font-size-complex="10pt" style:font-style-complex="italic"/>
    </style:style>
    <style:style style:name="T79" style:family="text">
      <style:text-properties style:font-name="Times New Roman" fo:font-size="12pt" style:font-size-asian="12pt" style:font-name-complex="Times New Roman" style:font-size-complex="12pt"/>
    </style:style>
    <style:style style:name="T80" style:family="text">
      <style:text-properties style:font-name="Times New Roman" fo:font-size="12pt" officeooo:rsid="001e789a" style:font-size-asian="12pt" style:font-name-complex="Times New Roman" style:font-size-complex="12pt"/>
    </style:style>
    <style:style style:name="T81" style:family="text">
      <style:text-properties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T82" style:family="text">
      <style:text-properties style:font-name="Times New Roman" style:font-name-complex="Times New Roman"/>
    </style:style>
    <style:style style:name="T83" style:family="text">
      <style:text-properties style:font-name="Times New Roman" fo:font-weight="bold" style:font-weight-asian="bold" style:font-name-complex="Times New Roman" style:font-weight-complex="bold"/>
    </style:style>
    <style:style style:name="T84" style:family="text">
      <style:text-properties style:font-name="Times New Roman" fo:font-weight="bold" style:font-weight-asian="bold" style:font-name-complex="Times New Roman" style:font-weight-complex="bold" style:text-scale="99%"/>
    </style:style>
    <style:style style:name="T85" style:family="text">
      <style:text-properties style:font-name="Times New Roman" fo:font-size="9pt" style:font-size-asian="9pt" style:font-name-complex="Times New Roman" style:font-size-complex="9pt"/>
    </style:style>
    <style:style style:name="T86" style:family="text">
      <style:text-properties style:font-name="Times New Roman" fo:font-size="9pt" fo:letter-spacing="0.002in" style:font-size-asian="9pt" style:font-name-complex="Times New Roman" style:font-size-complex="9pt"/>
    </style:style>
    <style:style style:name="T87" style:family="text">
      <style:text-properties style:font-name="Times New Roman" fo:font-size="9pt" fo:letter-spacing="-0.0008in" style:font-size-asian="9pt" style:font-name-complex="Times New Roman" style:font-size-complex="9pt"/>
    </style:style>
    <style:style style:name="T88" style:family="text">
      <style:text-properties style:font-name="Times New Roman" fo:font-size="9pt" fo:letter-spacing="0.0016in" style:font-size-asian="9pt" style:font-name-complex="Times New Roman" style:font-size-complex="9pt"/>
    </style:style>
    <style:style style:name="T89" style:family="text"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T90" style:family="text">
      <style:text-properties style:font-name="Times New Roman" fo:font-size="9pt" fo:letter-spacing="-0.0091in" style:font-size-asian="9pt" style:font-name-complex="Times New Roman" style:font-size-complex="9pt"/>
    </style:style>
    <style:style style:name="T91" style:family="text">
      <style:text-properties style:font-name="Times New Roman" fo:font-size="9pt" fo:letter-spacing="-0.0098in" style:font-size-asian="9pt" style:font-name-complex="Times New Roman" style:font-size-complex="9pt"/>
    </style:style>
    <style:style style:name="T92" style:family="text">
      <style:text-properties style:font-name="Times New Roman" fo:font-size="9pt" fo:letter-spacing="-0.0098in" fo:font-style="italic" style:font-size-asian="9pt" style:font-style-asian="italic" style:font-name-complex="Times New Roman" style:font-size-complex="9pt" style:font-style-complex="italic"/>
    </style:style>
    <style:style style:name="T93" style:family="text">
      <style:text-properties style:font-name="Times New Roman" fo:font-size="9pt" fo:letter-spacing="-0.0102in" style:font-size-asian="9pt" style:font-name-complex="Times New Roman" style:font-size-complex="9pt"/>
    </style:style>
    <style:style style:name="Sect1" style:family="section">
      <style:section-properties text:dont-balance-text-columns="true" style:writing-mode="lr-tb" style:editable="false">
        <style:columns fo:column-count="2">
          <style:column style:rel-width="4780*" fo:start-indent="0in" fo:end-indent="0.1591in"/>
          <style:column style:rel-width="4799*" fo:start-indent="0.159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/>
      <text:p text:style-name="P20"><text:span text:style-name="T2">Lab 3 Scheduling Assignment</text:span></text:p>
      <text:p text:style-name="P5"/>
      <text:p text:style-name="P1"/>
      <text:p text:style-name="P1"/>
      <text:p text:style-name="P6"><text:span text:style-name="T80">George Hamlin</text:span></text:p>
      <text:p text:style-name="P6"><text:span text:style-name="T80">Adam Ray </text:span></text:p>
      <text:p text:style-name="P1"/>
      <text:p text:style-name="P1"/>
      <text:p text:style-name="P7"/>
      <text:section text:style-name="Sect1" text:name="Section1">
        <text:p text:style-name="P9">Abstract</text:p>
        <text:p text:style-name="P8"/>
        <text:p text:style-name="P10"><text:span text:style-name="T5">T</text:span><text:span text:style-name="T6">h</text:span><text:span text:style-name="T5">e</text:span><text:span text:style-name="T8"> </text:span><text:span text:style-name="T6">ab</text:span><text:span text:style-name="T5">str</text:span><text:span text:style-name="T6">a</text:span><text:span text:style-name="T5">ct</text:span><text:span text:style-name="T8"> </text:span><text:span text:style-name="T5">is</text:span><text:span text:style-name="T10"> </text:span><text:span text:style-name="T5">to</text:span><text:span text:style-name="T13"> </text:span><text:span text:style-name="T6">b</text:span><text:span text:style-name="T5">e</text:span><text:span text:style-name="T13"> </text:span><text:span text:style-name="T5">in</text:span><text:span text:style-name="T13"> </text:span><text:span text:style-name="T5">f</text:span><text:span text:style-name="T6">u</text:span><text:span text:style-name="T5">lly-j</text:span><text:span text:style-name="T6">u</text:span><text:span text:style-name="T5">stified</text:span><text:span text:style-name="T13"> </text:span><text:span text:style-name="T5">it</text:span><text:span text:style-name="T6">a</text:span><text:span text:style-name="T5">licized</text:span><text:span text:style-name="T13"> </text:span><text:span text:style-name="T5">text, at</text:span><text:span text:style-name="T15"> </text:span><text:span text:style-name="T5">t</text:span><text:span text:style-name="T6">h</text:span><text:span text:style-name="T5">e</text:span><text:span text:style-name="T15"> </text:span><text:span text:style-name="T5">top</text:span><text:span text:style-name="T15"> </text:span><text:span text:style-name="T5">of</text:span><text:span text:style-name="T17"> </text:span><text:span text:style-name="T5">t</text:span><text:span text:style-name="T6">h</text:span><text:span text:style-name="T5">e</text:span><text:span text:style-name="T15"> </text:span><text:span text:style-name="T5">left</text:span><text:span text:style-name="T6">-</text:span><text:span text:style-name="T5">hand</text:span><text:span text:style-name="T15"> </text:span><text:span text:style-name="T5">col</text:span><text:span text:style-name="T6">u</text:span><text:span text:style-name="T5">mn</text:span><text:span text:style-name="T15"> </text:span><text:span text:style-name="T5">as</text:span><text:span text:style-name="T15"> </text:span><text:span text:style-name="T5">it</text:span><text:span text:style-name="T17"> </text:span><text:span text:style-name="T5">is</text:span><text:span text:style-name="T15"> </text:span><text:span text:style-name="T5">here,</text:span><text:span text:style-name="T15"> </text:span><text:span text:style-name="T5">bel</text:span><text:span text:style-name="T6">o</text:span><text:span text:style-name="T5">w </text:span><text:span text:style-name="T19">t</text:span><text:span text:style-name="T6">h</text:span><text:span text:style-name="T5">e </text:span><text:span text:style-name="T22"><text:s/></text:span><text:span text:style-name="T5">au</text:span><text:span text:style-name="T19">t</text:span><text:span text:style-name="T5">hor </text:span><text:span text:style-name="T22"><text:s/></text:span><text:span text:style-name="T19">i</text:span><text:span text:style-name="T6">n</text:span><text:span text:style-name="T19">f</text:span><text:span text:style-name="T6">o</text:span><text:span text:style-name="T5">rma</text:span><text:span text:style-name="T19">ti</text:span><text:span text:style-name="T5">on. </text:span><text:span text:style-name="T22"><text:s/></text:span><text:span text:style-name="T5">Use </text:span><text:span text:style-name="T22"><text:s/></text:span><text:span text:style-name="T19">t</text:span><text:span text:style-name="T6">h</text:span><text:span text:style-name="T5">e </text:span><text:span text:style-name="T22"><text:s/></text:span><text:span text:style-name="T19">w</text:span><text:span text:style-name="T6">o</text:span><text:span text:style-name="T5">rd </text:span><text:span text:style-name="T24"><text:s/></text:span><text:span text:style-name="T5">“Abs</text:span><text:span text:style-name="T19">t</text:span><text:span text:style-name="T5">rac</text:span><text:span text:style-name="T19">t</text:span><text:span text:style-name="T5">” </text:span><text:span text:style-name="T24"><text:s/></text:span><text:span text:style-name="T5">as t</text:span><text:span text:style-name="T6">h</text:span><text:span text:style-name="T5">e </text:span><text:span text:style-name="T26"><text:s/></text:span><text:span text:style-name="T5">title, </text:span><text:span text:style-name="T26"><text:s/></text:span><text:span text:style-name="T5">in </text:span><text:span text:style-name="T28"><text:s/></text:span><text:span text:style-name="T6">12</text:span><text:span text:style-name="T5">-</text:span><text:span text:style-name="T6">po</text:span><text:span text:style-name="T19">i</text:span><text:span text:style-name="T6">n</text:span><text:span text:style-name="T5">t </text:span><text:span text:style-name="T6"><text:s/></text:span><text:span text:style-name="T5">Ti</text:span><text:span text:style-name="T6">m</text:span><text:span text:style-name="T5">es, </text:span><text:span text:style-name="T26"><text:s/></text:span><text:span text:style-name="T6">bo</text:span><text:span text:style-name="T19">l</text:span><text:span text:style-name="T6">d</text:span><text:span text:style-name="T19">f</text:span><text:span text:style-name="T6">a</text:span><text:span text:style-name="T5">ce </text:span><text:span text:style-name="T26"><text:s/></text:span><text:span text:style-name="T5">ty</text:span><text:span text:style-name="T6">p</text:span><text:span text:style-name="T5">e, </text:span><text:span text:style-name="T6"><text:s/></text:span><text:span text:style-name="T5">ce</text:span><text:span text:style-name="T6">n</text:span><text:span text:style-name="T5">tered rel</text:span><text:span text:style-name="T6">a</text:span><text:span text:style-name="T5">tive <text:s/></text:span><text:span text:style-name="T30"><text:s/></text:span><text:span text:style-name="T5">to <text:s/></text:span><text:span text:style-name="T10"><text:s/></text:span><text:span text:style-name="T5">t</text:span><text:span text:style-name="T6">h</text:span><text:span text:style-name="T5">e <text:s/></text:span><text:span text:style-name="T30"><text:s/></text:span><text:span text:style-name="T5">c</text:span><text:span text:style-name="T6">o</text:span><text:span text:style-name="T5">l</text:span><text:span text:style-name="T6">umn</text:span><text:span text:style-name="T5">, <text:s/></text:span><text:span text:style-name="T30"><text:s/></text:span><text:span text:style-name="T5">i</text:span><text:span text:style-name="T6">n</text:span><text:span text:style-name="T5">iti</text:span><text:span text:style-name="T6">a</text:span><text:span text:style-name="T5">lly <text:s/></text:span><text:span text:style-name="T30"><text:s/></text:span><text:span text:style-name="T5">c</text:span><text:span text:style-name="T6">ap</text:span><text:span text:style-name="T5">it</text:span><text:span text:style-name="T6">a</text:span><text:span text:style-name="T5">lize</text:span><text:span text:style-name="T6">d</text:span><text:span text:style-name="T5">. <text:s/></text:span><text:span text:style-name="T30"><text:s/></text:span><text:span text:style-name="T5">T</text:span><text:span text:style-name="T6">h</text:span><text:span text:style-name="T5">e abs</text:span><text:span text:style-name="T19">t</text:span><text:span text:style-name="T5">ract </text:span><text:span text:style-name="T32"><text:s/></text:span><text:span text:style-name="T19">i</text:span><text:span text:style-name="T5">s </text:span><text:span text:style-name="T34"><text:s/></text:span><text:span text:style-name="T5">to </text:span><text:span text:style-name="T32"><text:s/></text:span><text:span text:style-name="T5">be </text:span><text:span text:style-name="T32"><text:s/></text:span><text:span text:style-name="T19">i</text:span><text:span text:style-name="T5">n </text:span><text:span text:style-name="T32"><text:s/></text:span><text:span text:style-name="T5">10-po</text:span><text:span text:style-name="T19">i</text:span><text:span text:style-name="T5">n</text:span><text:span text:style-name="T19">t</text:span><text:span text:style-name="T5">, </text:span><text:span text:style-name="T32"><text:s/></text:span><text:span text:style-name="T5">s</text:span><text:span text:style-name="T19">i</text:span><text:span text:style-name="T5">ng</text:span><text:span text:style-name="T19">l</text:span><text:span text:style-name="T5">e-spaced </text:span><text:span text:style-name="T32"><text:s/></text:span><text:span text:style-name="T19">t</text:span><text:span text:style-name="T5">ype, </text:span><text:span text:style-name="T32"><text:s/></text:span><text:span text:style-name="T5">and up</text:span><text:span text:style-name="T37"> </text:span><text:span text:style-name="T5">to</text:span><text:span text:style-name="T37"> </text:span><text:span text:style-name="T5">150</text:span><text:span text:style-name="T37"> </text:span><text:span text:style-name="T5">w</text:span><text:span text:style-name="T6">o</text:span><text:span text:style-name="T5">rds</text:span><text:span text:style-name="T37"> </text:span><text:span text:style-name="T5">in</text:span><text:span text:style-name="T37"> </text:span><text:span text:style-name="T5">length.</text:span><text:span text:style-name="T37"> </text:span><text:span text:style-name="T5">Leave</text:span><text:span text:style-name="T37"> </text:span><text:span text:style-name="T5">two</text:span><text:span text:style-name="T39"> </text:span><text:span text:style-name="T5">blank</text:span><text:span text:style-name="T39"> </text:span><text:span text:style-name="T5">lines</text:span><text:span text:style-name="T39"> </text:span><text:span text:style-name="T5">after t</text:span><text:span text:style-name="T6">h</text:span><text:span text:style-name="T5">e </text:span><text:span text:style-name="T6">ab</text:span><text:span text:style-name="T5">str</text:span><text:span text:style-name="T6">a</text:span><text:span text:style-name="T5">ct, t</text:span><text:span text:style-name="T6">h</text:span><text:span text:style-name="T5">en</text:span><text:span text:style-name="T6"> b</text:span><text:span text:style-name="T5">e</text:span><text:span text:style-name="T6">g</text:span><text:span text:style-name="T19">i</text:span><text:span text:style-name="T5">n</text:span><text:span text:style-name="T6"> </text:span><text:span text:style-name="T5">t</text:span><text:span text:style-name="T6">h</text:span><text:span text:style-name="T5">e </text:span><text:span text:style-name="T6">ma</text:span><text:span text:style-name="T5">in</text:span><text:span text:style-name="T6"> </text:span><text:span text:style-name="T5">text.</text:span></text:p>
        <text:p text:style-name="P2"/>
        <text:p text:style-name="P11">1. Introduction</text:p>
        <text:p text:style-name="P8"/>
        <text:p text:style-name="P12"><text:span text:style-name="T7">A</text:span><text:span text:style-name="T20">l</text:span><text:span text:style-name="T4">l <text:s text:c="2"/></text:span><text:span text:style-name="T41"><text:s/></text:span><text:span text:style-name="T4">ma</text:span><text:span text:style-name="T7">nu</text:span><text:span text:style-name="T4">scri</text:span><text:span text:style-name="T7">p</text:span><text:span text:style-name="T4">ts <text:s text:c="2"/></text:span><text:span text:style-name="T41"><text:s/></text:span><text:span text:style-name="T4">m</text:span><text:span text:style-name="T7">u</text:span><text:span text:style-name="T4">st <text:s text:c="2"/></text:span><text:span text:style-name="T41"><text:s/></text:span><text:span text:style-name="T7">b</text:span><text:span text:style-name="T4">e <text:s text:c="2"/></text:span><text:span text:style-name="T41"><text:s/></text:span><text:span text:style-name="T4">in <text:s text:c="2"/></text:span><text:span text:style-name="T42"><text:s/></text:span><text:span text:style-name="T4">E</text:span><text:span text:style-name="T7">ng</text:span><text:span text:style-name="T4">lis</text:span><text:span text:style-name="T7">h</text:span><text:span text:style-name="T4">. <text:s text:c="2"/></text:span><text:span text:style-name="T42"><text:s/></text:span><text:span text:style-name="T4">T</text:span><text:span text:style-name="T7">h</text:span><text:span text:style-name="T4">ese gu</text:span><text:span text:style-name="T20">i</text:span><text:span text:style-name="T4">de</text:span><text:span text:style-name="T20">li</text:span><text:span text:style-name="T7">n</text:span><text:span text:style-name="T4">es </text:span><text:span text:style-name="T43"><text:s/></text:span><text:span text:style-name="T20">i</text:span><text:span text:style-name="T7">n</text:span><text:span text:style-name="T4">c</text:span><text:span text:style-name="T20">l</text:span><text:span text:style-name="T4">ude </text:span><text:span text:style-name="T43"><text:s/></text:span><text:span text:style-name="T4">comp</text:span><text:span text:style-name="T20">l</text:span><text:span text:style-name="T4">e</text:span><text:span text:style-name="T20">t</text:span><text:span text:style-name="T4">e </text:span><text:span text:style-name="T43"><text:s/></text:span><text:span text:style-name="T4">descr</text:span><text:span text:style-name="T20">i</text:span><text:span text:style-name="T4">p</text:span><text:span text:style-name="T20">ti</text:span><text:span text:style-name="T4">ons </text:span><text:span text:style-name="T43"><text:s/></text:span><text:span text:style-name="T4">of </text:span><text:span text:style-name="T45"><text:s/></text:span><text:span text:style-name="T20">t</text:span><text:span text:style-name="T7">h</text:span><text:span text:style-name="T4">e </text:span><text:span text:style-name="T45"><text:s/></text:span><text:span text:style-name="T4">fon</text:span><text:span text:style-name="T20">t</text:span><text:span text:style-name="T4">s, spac</text:span><text:span text:style-name="T20">i</text:span><text:span text:style-name="T4">ng, </text:span><text:span text:style-name="T46"><text:s/></text:span><text:span text:style-name="T4">and </text:span><text:span text:style-name="T46"><text:s/></text:span><text:span text:style-name="T4">re</text:span><text:span text:style-name="T20">l</text:span><text:span text:style-name="T4">a</text:span><text:span text:style-name="T20">t</text:span><text:span text:style-name="T4">ed </text:span><text:span text:style-name="T46"><text:s/></text:span><text:span text:style-name="T20">i</text:span><text:span text:style-name="T7">n</text:span><text:span text:style-name="T4">forma</text:span><text:span text:style-name="T20">ti</text:span><text:span text:style-name="T4">on </text:span><text:span text:style-name="T46"><text:s/></text:span><text:span text:style-name="T4">for </text:span><text:span text:style-name="T46"><text:s/></text:span><text:span text:style-name="T4">produc</text:span><text:span text:style-name="T20">i</text:span><text:span text:style-name="T4">ng </text:span><text:span text:style-name="T47"><text:s/></text:span><text:span text:style-name="T4">your proceedings </text:span><text:span text:style-name="T27"><text:s/></text:span><text:span text:style-name="T4">manuscripts. </text:span><text:span text:style-name="T27"><text:s/></text:span><text:span text:style-name="T4">Please </text:span><text:span text:style-name="T27"><text:s/></text:span><text:span text:style-name="T4">follow </text:span><text:span text:style-name="T27"><text:s/></text:span><text:span text:style-name="T4">them </text:span><text:span text:style-name="T7"><text:s/></text:span><text:span text:style-name="T4">and </text:span><text:span text:style-name="T7"><text:s/></text:span><text:span text:style-name="T4">if you</text:span><text:span text:style-name="T18"> </text:span><text:span text:style-name="T4">have</text:span><text:span text:style-name="T18"> </text:span><text:span text:style-name="T4">any</text:span><text:span text:style-name="T48"> </text:span><text:span text:style-name="T4">questions,</text:span><text:span text:style-name="T48"> </text:span><text:span text:style-name="T4">direct</text:span><text:span text:style-name="T49"> </text:span><text:span text:style-name="T4">t</text:span><text:span text:style-name="T7">h</text:span><text:span text:style-name="T4">em</text:span><text:span text:style-name="T48"> </text:span><text:span text:style-name="T4">to</text:span><text:span text:style-name="T48"> </text:span><text:span text:style-name="T4">t</text:span><text:span text:style-name="T7">h</text:span><text:span text:style-name="T4">e</text:span><text:span text:style-name="T48"> </text:span><text:span text:style-name="T4">production editor </text:span><text:span text:style-name="T16"><text:s/></text:span><text:span text:style-name="T4">in </text:span><text:span text:style-name="T16"><text:s/></text:span><text:span text:style-name="T4">charge </text:span><text:span text:style-name="T16"><text:s/></text:span><text:span text:style-name="T4">of </text:span><text:span text:style-name="T16"><text:s/></text:span><text:span text:style-name="T4">your </text:span><text:span text:style-name="T16"><text:s/></text:span><text:span text:style-name="T4">proceedings </text:span><text:span text:style-name="T16"><text:s/></text:span><text:span text:style-name="T4">at </text:span><text:span text:style-name="T16"><text:s/></text:span><text:span text:style-name="T4">the </text:span><text:span text:style-name="T18"><text:s/></text:span><text:span text:style-name="T4">IEEE C</text:span><text:span text:style-name="T7">o</text:span><text:span text:style-name="T4">mputer</text:span><text:span text:style-name="T50"> </text:span><text:span text:style-name="T4">Society</text:span><text:span text:style-name="T50"> </text:span><text:span text:style-name="T4">Press:</text:span><text:span text:style-name="T51"> </text:span><text:span text:style-name="T4">Phone</text:span><text:span text:style-name="T50"> </text:span><text:span text:style-name="T4">(714)</text:span><text:span text:style-name="T50"> </text:span><text:span text:style-name="T4">821-8380</text:span><text:span text:style-name="T50"> </text:span><text:span text:style-name="T4">or</text:span><text:span text:style-name="T53"> </text:span><text:span text:style-name="T4">Fax </text:span><text:span text:style-name="T7">(714</text:span><text:span text:style-name="T4">)</text:span><text:span text:style-name="T7"> 761-1784.</text:span></text:p>
        <text:p text:style-name="P2"/>
        <text:p text:style-name="P11">2. Formatting your paper</text:p>
        <text:p text:style-name="P8"/>
        <text:p text:style-name="P10"><text:span text:style-name="T7">A</text:span><text:span text:style-name="T4">ll </text:span><text:span text:style-name="T55"><text:s/></text:span><text:span text:style-name="T7">p</text:span><text:span text:style-name="T4">ri</text:span><text:span text:style-name="T7">n</text:span><text:span text:style-name="T4">ted </text:span><text:span text:style-name="T56"><text:s/></text:span><text:span text:style-name="T4">material, </text:span><text:span text:style-name="T55"><text:s/></text:span><text:span text:style-name="T4">i</text:span><text:span text:style-name="T7">n</text:span><text:span text:style-name="T4">cl</text:span><text:span text:style-name="T7">ud</text:span><text:span text:style-name="T20">i</text:span><text:span text:style-name="T7">n</text:span><text:span text:style-name="T4">g </text:span><text:span text:style-name="T56"><text:s/></text:span><text:span text:style-name="T4">te</text:span><text:span text:style-name="T7">x</text:span><text:span text:style-name="T20">t</text:span><text:span text:style-name="T4">, </text:span><text:span text:style-name="T55"><text:s/></text:span><text:span text:style-name="T4">ill</text:span><text:span text:style-name="T7">u</text:span><text:span text:style-name="T4">strati</text:span><text:span text:style-name="T7">on</text:span><text:span text:style-name="T4">s, and </text:span><text:span text:style-name="T58"><text:s/></text:span><text:span text:style-name="T4">char</text:span><text:span text:style-name="T20">t</text:span><text:span text:style-name="T4">s, </text:span><text:span text:style-name="T58"><text:s/></text:span><text:span text:style-name="T4">must </text:span><text:span text:style-name="T33"><text:s/></text:span><text:span text:style-name="T4">be </text:span><text:span text:style-name="T58"><text:s/></text:span><text:span text:style-name="T4">kept </text:span><text:span text:style-name="T33"><text:s/></text:span><text:span text:style-name="T4">w</text:span><text:span text:style-name="T20">it</text:span><text:span text:style-name="T7">h</text:span><text:span text:style-name="T20">i</text:span><text:span text:style-name="T4">n </text:span><text:span text:style-name="T33"><text:s/></text:span><text:span text:style-name="T4">a </text:span><text:span text:style-name="T35"><text:s/></text:span><text:span text:style-name="T4">pr</text:span><text:span text:style-name="T20">i</text:span><text:span text:style-name="T7">n</text:span><text:span text:style-name="T4">t </text:span><text:span text:style-name="T35"><text:s/></text:span><text:span text:style-name="T4">area </text:span><text:span text:style-name="T35"><text:s/></text:span><text:span text:style-name="T4">of </text:span><text:span text:style-name="T35"><text:s/></text:span><text:span text:style-name="T4">6-1</text:span><text:span text:style-name="T20">/</text:span><text:span text:style-name="T4">2 </text:span><text:span text:style-name="T20">i</text:span><text:span text:style-name="T7">n</text:span><text:span text:style-name="T4">ches </text:span><text:span text:style-name="T59"><text:s/></text:span><text:span text:style-name="T4">(16.51 </text:span><text:span text:style-name="T59"><text:s/></text:span><text:span text:style-name="T4">cm) </text:span><text:span text:style-name="T59"><text:s/></text:span><text:span text:style-name="T4">w</text:span><text:span text:style-name="T20">i</text:span><text:span text:style-name="T4">de </text:span><text:span text:style-name="T60"><text:s/></text:span><text:span text:style-name="T4">by </text:span><text:span text:style-name="T60"><text:s/></text:span><text:span text:style-name="T4">8-7</text:span><text:span text:style-name="T20">/</text:span><text:span text:style-name="T4">8 </text:span><text:span text:style-name="T60"><text:s/></text:span><text:span text:style-name="T20">i</text:span><text:span text:style-name="T7">n</text:span><text:span text:style-name="T4">ches </text:span><text:span text:style-name="T60"><text:s/></text:span><text:span text:style-name="T4">(22.51 </text:span><text:span text:style-name="T60"><text:s/></text:span><text:span text:style-name="T4">cm) h</text:span><text:span text:style-name="T20">i</text:span><text:span text:style-name="T4">gh. </text:span><text:span text:style-name="T61"><text:s/></text:span><text:span text:style-name="T4">Do </text:span><text:span text:style-name="T61"><text:s/></text:span><text:span text:style-name="T4">not </text:span><text:span text:style-name="T62"><text:s/></text:span><text:span text:style-name="T4">wr</text:span><text:span text:style-name="T20">it</text:span><text:span text:style-name="T4">e</text:span><text:span text:style-name="T63"> </text:span><text:span text:style-name="T4">or</text:span><text:span text:style-name="T64"> </text:span><text:span text:style-name="T4">pr</text:span><text:span text:style-name="T20">i</text:span><text:span text:style-name="T7">n</text:span><text:span text:style-name="T4">t</text:span><text:span text:style-name="T63"> </text:span><text:span text:style-name="T4">any</text:span><text:span text:style-name="T20">t</text:span><text:span text:style-name="T4">h</text:span><text:span text:style-name="T20">i</text:span><text:span text:style-name="T4">ng</text:span><text:span text:style-name="T64"> </text:span><text:span text:style-name="T4">ou</text:span><text:span text:style-name="T20">t</text:span><text:span text:style-name="T4">s</text:span><text:span text:style-name="T20">i</text:span><text:span text:style-name="T4">de</text:span><text:span text:style-name="T64"> </text:span><text:span text:style-name="T20">t</text:span><text:span text:style-name="T7">h</text:span><text:span text:style-name="T4">e</text:span><text:span text:style-name="T64"> </text:span><text:span text:style-name="T4">pr</text:span><text:span text:style-name="T20">i</text:span><text:span text:style-name="T7">n</text:span><text:span text:style-name="T4">t area. <text:s/></text:span><text:span text:style-name="T60"><text:s/></text:span><text:span text:style-name="T4">All <text:s/></text:span><text:span text:style-name="T60"><text:s/></text:span><text:span text:style-name="T5">text <text:s/></text:span><text:span text:style-name="T65"><text:s/></text:span><text:span text:style-name="T4">m</text:span><text:span text:style-name="T7">u</text:span><text:span text:style-name="T4">st <text:s/></text:span><text:span text:style-name="T60"><text:s/></text:span><text:span text:style-name="T7">b</text:span><text:span text:style-name="T4">e <text:s/></text:span><text:span text:style-name="T60"><text:s/></text:span><text:span text:style-name="T4">in <text:s/></text:span><text:span text:style-name="T60"><text:s/></text:span><text:span text:style-name="T4">a <text:s/></text:span><text:span text:style-name="T60"><text:s/></text:span><text:span text:style-name="T4">tw</text:span><text:span text:style-name="T7">o</text:span><text:span text:style-name="T4">-c</text:span><text:span text:style-name="T7">o</text:span><text:span text:style-name="T4">l</text:span><text:span text:style-name="T7">u</text:span><text:span text:style-name="T4">mn <text:s/></text:span><text:span text:style-name="T66"><text:s/></text:span><text:span text:style-name="T4">f</text:span><text:span text:style-name="T7">o</text:span><text:span text:style-name="T4">rmat. C</text:span><text:span text:style-name="T7">o</text:span><text:span text:style-name="T4">l</text:span><text:span text:style-name="T7">u</text:span><text:span text:style-name="T4">mns</text:span><text:span text:style-name="T55"> </text:span><text:span text:style-name="T4">are</text:span><text:span text:style-name="T55"> </text:span><text:span text:style-name="T4">to</text:span><text:span text:style-name="T55"> </text:span><text:span text:style-name="T4">be</text:span><text:span text:style-name="T55"> </text:span><text:span text:style-name="T4">3-1/16</text:span><text:span text:style-name="T55"> </text:span><text:span text:style-name="T4">i</text:span><text:span text:style-name="T7">n</text:span><text:span text:style-name="T4">ches</text:span><text:span text:style-name="T38"> </text:span><text:span text:style-name="T4">(7.85</text:span><text:span text:style-name="T38"> </text:span><text:span text:style-name="T4">cm)</text:span><text:span text:style-name="T38"> </text:span><text:span text:style-name="T4">wide,</text:span><text:span text:style-name="T38"> </text:span><text:span text:style-name="T4">with</text:span></text:p>
        <text:p text:style-name="P13"><text:span text:style-name="T4">a</text:span><text:span text:style-name="T27"> </text:span><text:span text:style-name="T4">3/8</text:span><text:span text:style-name="T27"> </text:span><text:span text:style-name="T4">inch</text:span><text:span text:style-name="T27"> </text:span><text:span text:style-name="T4">(0.81</text:span><text:span text:style-name="T27"> </text:span><text:span text:style-name="T4">cm)</text:span><text:span text:style-name="T27"> </text:span><text:span text:style-name="T4">space</text:span><text:span text:style-name="T27"> </text:span><text:span text:style-name="T4">between</text:span><text:span text:style-name="T27"> </text:span><text:span text:style-name="T4">them.</text:span><text:span text:style-name="T27"> </text:span><text:span text:style-name="T4">Text</text:span><text:span text:style-name="T27"> </text:span><text:span text:style-name="T4">must</text:span><text:span text:style-name="T7"> </text:span><text:span text:style-name="T4">be f</text:span><text:span text:style-name="T7">u</text:span><text:span text:style-name="T4">lly</text:span><text:span text:style-name="T7"> </text:span><text:span text:style-name="T4">j</text:span><text:span text:style-name="T7">u</text:span><text:span text:style-name="T4">stifie</text:span><text:span text:style-name="T7">d</text:span><text:span text:style-name="T4">.</text:span></text:p>
        <text:p text:style-name="P14"><text:span text:style-name="T4">A </text:span><text:span text:style-name="T11"><text:s/></text:span><text:span text:style-name="T4">format </text:span><text:span text:style-name="T11"><text:s/></text:span><text:span text:style-name="T4">sheet </text:span><text:span text:style-name="T11"><text:s/></text:span><text:span text:style-name="T4">with </text:span><text:span text:style-name="T31"><text:s/></text:span><text:span text:style-name="T4">t</text:span><text:span text:style-name="T7">h</text:span><text:span text:style-name="T4">e </text:span><text:span text:style-name="T31"><text:s/></text:span><text:span text:style-name="T4">margins </text:span><text:span text:style-name="T31"><text:s/></text:span><text:span text:style-name="T4">and </text:span><text:span text:style-name="T31"><text:s/></text:span><text:span text:style-name="T4">placement gu</text:span><text:span text:style-name="T20">i</text:span><text:span text:style-name="T4">des </text:span><text:span text:style-name="T27"><text:s/></text:span><text:span text:style-name="T20">i</text:span><text:span text:style-name="T4">s </text:span><text:span text:style-name="T27"><text:s/></text:span><text:span text:style-name="T4">ava</text:span><text:span text:style-name="T20">il</text:span><text:span text:style-name="T4">ab</text:span><text:span text:style-name="T20">l</text:span><text:span text:style-name="T4">e </text:span><text:span text:style-name="T27"><text:s/></text:span><text:span text:style-name="T4">as </text:span><text:span text:style-name="T27"><text:s/></text:span><text:span text:style-name="T4">bo</text:span><text:span text:style-name="T20">t</text:span><text:span text:style-name="T4">h </text:span><text:span text:style-name="T27"><text:s/></text:span><text:span text:style-name="T4">Word </text:span><text:span text:style-name="T27"><text:s/></text:span><text:span text:style-name="T4">and </text:span><text:span text:style-name="T27"><text:s/></text:span><text:span text:style-name="T4">PDF </text:span><text:span text:style-name="T27"><text:s/></text:span><text:span text:style-name="T4">f</text:span><text:span text:style-name="T20">il</text:span><text:span text:style-name="T4">es </text:span><text:span text:style-name="T7"><text:s/></text:span><text:span text:style-name="T4">as</text:span></text:p>
        <text:p text:style-name="P15"><text:span text:style-name="T4">&lt;forma</text:span><text:span text:style-name="T20">t</text:span><text:span text:style-name="T4">.doc&gt; </text:span><text:span text:style-name="T43"><text:s/></text:span><text:span text:style-name="T4">and </text:span><text:span text:style-name="T43"><text:s/></text:span><text:span text:style-name="T4">&lt;forma</text:span><text:span text:style-name="T20">t</text:span><text:span text:style-name="T4">.pdf&gt;. </text:span><text:span text:style-name="T43"><text:s/></text:span><text:span text:style-name="T4">It </text:span><text:span text:style-name="T45"><text:s/></text:span><text:span text:style-name="T4">con</text:span><text:span text:style-name="T20">t</text:span><text:span text:style-name="T4">a</text:span><text:span text:style-name="T20">i</text:span><text:span text:style-name="T4">ns </text:span><text:span text:style-name="T43"><text:s/></text:span><text:span text:style-name="T20">li</text:span><text:span text:style-name="T7">n</text:span><text:span text:style-name="T4">es </text:span><text:span text:style-name="T43"><text:s/></text:span><text:span text:style-name="T4">and boxes</text:span><text:span text:style-name="T53"> </text:span><text:span text:style-name="T4">showing</text:span><text:span text:style-name="T53"> </text:span><text:span text:style-name="T4">t</text:span><text:span text:style-name="T7">h</text:span><text:span text:style-name="T4">e</text:span><text:span text:style-name="T53"> </text:span><text:span text:style-name="T4">margi</text:span><text:span text:style-name="T7">n</text:span><text:span text:style-name="T4">s</text:span><text:span text:style-name="T53"> </text:span><text:span text:style-name="T4">and</text:span><text:span text:style-name="T53"> </text:span><text:span text:style-name="T4">pri</text:span><text:span text:style-name="T7">n</text:span><text:span text:style-name="T4">t</text:span><text:span text:style-name="T27"> </text:span><text:span text:style-name="T4">areas.</text:span><text:span text:style-name="T29"> </text:span><text:span text:style-name="T4">If</text:span><text:span text:style-name="T29"> </text:span><text:span text:style-name="T4">you</text:span><text:span text:style-name="T29"> </text:span><text:span text:style-name="T4">hold</text:span></text:p>
        <text:p text:style-name="P16"><text:span text:style-name="T20">i</text:span><text:span text:style-name="T4">t</text:span><text:span text:style-name="T67"> </text:span><text:span text:style-name="T4">and</text:span><text:span text:style-name="T40"> </text:span><text:span text:style-name="T4">your</text:span><text:span text:style-name="T40"> </text:span><text:span text:style-name="T4">pr</text:span><text:span text:style-name="T20">i</text:span><text:span text:style-name="T7">n</text:span><text:span text:style-name="T20">t</text:span><text:span text:style-name="T4">ed</text:span><text:span text:style-name="T9"> </text:span><text:span text:style-name="T4">page</text:span><text:span text:style-name="T9"> </text:span><text:span text:style-name="T4">up</text:span><text:span text:style-name="T9"> </text:span><text:span text:style-name="T20">t</text:span><text:span text:style-name="T4">o</text:span><text:span text:style-name="T67"> </text:span><text:span text:style-name="T20">t</text:span><text:span text:style-name="T7">h</text:span><text:span text:style-name="T4">e</text:span><text:span text:style-name="T9"> </text:span><text:span text:style-name="T20">li</text:span><text:span text:style-name="T4">gh</text:span><text:span text:style-name="T20">t</text:span><text:span text:style-name="T4">,</text:span><text:span text:style-name="T9"> </text:span><text:span text:style-name="T4">you</text:span><text:span text:style-name="T9"> </text:span><text:span text:style-name="T4">can</text:span><text:span text:style-name="T9"> </text:span><text:span text:style-name="T4">easi</text:span><text:span text:style-name="T20">l</text:span><text:span text:style-name="T4">y check</text:span><text:span text:style-name="T14"> </text:span><text:span text:style-name="T4">your</text:span><text:span text:style-name="T14"> </text:span><text:span text:style-name="T4">marg</text:span><text:span text:style-name="T20">i</text:span><text:span text:style-name="T7">n</text:span><text:span text:style-name="T4">s</text:span><text:span text:style-name="T14"> </text:span><text:span text:style-name="T20">t</text:span><text:span text:style-name="T4">o</text:span><text:span text:style-name="T14"> </text:span><text:span text:style-name="T4">see</text:span><text:span text:style-name="T11"> </text:span><text:span text:style-name="T20">i</text:span><text:span text:style-name="T4">f</text:span><text:span text:style-name="T11"> </text:span><text:span text:style-name="T4">your</text:span><text:span text:style-name="T11"> </text:span><text:span text:style-name="T4">pr</text:span><text:span text:style-name="T20">i</text:span><text:span text:style-name="T7">n</text:span><text:span text:style-name="T4">t</text:span><text:span text:style-name="T31"> </text:span><text:span text:style-name="T4">area</text:span><text:span text:style-name="T11"> </text:span><text:span text:style-name="T4">f</text:span><text:span text:style-name="T20">it</text:span><text:span text:style-name="T4">s</text:span><text:span text:style-name="T11"> </text:span><text:span text:style-name="T4">w</text:span><text:span text:style-name="T20">it</text:span><text:span text:style-name="T7">h</text:span><text:span text:style-name="T20">i</text:span><text:span text:style-name="T4">n the space allowed.</text:span></text:p>
        <text:p text:style-name="P17">3. Main title</text:p>
        <text:p text:style-name="P8"/>
        <text:p text:style-name="P24"><text:span text:style-name="T4">The</text:span><text:span text:style-name="T50"> </text:span><text:span text:style-name="T4">main</text:span><text:span text:style-name="T50"> </text:span><text:span text:style-name="T4">title</text:span><text:span text:style-name="T51"> </text:span><text:span text:style-name="T4">(on</text:span><text:span text:style-name="T50"> </text:span><text:span text:style-name="T4">t</text:span><text:span text:style-name="T7">h</text:span><text:span text:style-name="T4">e</text:span><text:span text:style-name="T50"> </text:span><text:span text:style-name="T4">first</text:span><text:span text:style-name="T53"> </text:span><text:span text:style-name="T4">page)</text:span><text:span text:style-name="T53"> </text:span><text:span text:style-name="T4">should</text:span><text:span text:style-name="T53"> </text:span><text:span text:style-name="T4">begin</text:span><text:span text:style-name="T53"> </text:span><text:span text:style-name="T4">1-3/8 </text:span><text:span text:style-name="T20">i</text:span><text:span text:style-name="T7">n</text:span><text:span text:style-name="T4">ches </text:span><text:span text:style-name="T68"><text:s/></text:span><text:span text:style-name="T4">(3.49 </text:span><text:span text:style-name="T68"><text:s/></text:span><text:span text:style-name="T4">cm) </text:span><text:span text:style-name="T68"><text:s/></text:span><text:span text:style-name="T4">from </text:span><text:span text:style-name="T68"><text:s/></text:span><text:span text:style-name="T20">t</text:span><text:span text:style-name="T7">h</text:span><text:span text:style-name="T4">e </text:span><text:span text:style-name="T68"><text:s/></text:span><text:span text:style-name="T20">t</text:span><text:span text:style-name="T4">op </text:span><text:span text:style-name="T68"><text:s/></text:span><text:span text:style-name="T4">edge </text:span><text:span text:style-name="T68"><text:s/></text:span><text:span text:style-name="T4">of </text:span><text:span text:style-name="T68"><text:s/></text:span><text:span text:style-name="T20">t</text:span><text:span text:style-name="T7">h</text:span><text:span text:style-name="T4">e </text:span><text:span text:style-name="T68"><text:s/></text:span><text:span text:style-name="T4">page, centered, <text:s/></text:span><text:span text:style-name="T9"><text:s/></text:span><text:span text:style-name="T4">and <text:s/></text:span><text:span text:style-name="T9"><text:s/></text:span><text:span text:style-name="T4">in <text:s/></text:span><text:span text:style-name="T9"><text:s/></text:span><text:span text:style-name="T4">Times <text:s/></text:span><text:span text:style-name="T14"><text:s/></text:span><text:span text:style-name="T4">14-point, <text:s/></text:span><text:span text:style-name="T14"><text:s/></text:span><text:span text:style-name="T4">boldface <text:s/></text:span><text:span text:style-name="T14"><text:s/></text:span><text:span text:style-name="T4">type. Capitalize </text:span><text:span text:style-name="T46"><text:s/></text:span><text:span text:style-name="T4">t</text:span><text:span text:style-name="T7">h</text:span><text:span text:style-name="T4">e </text:span><text:span text:style-name="T46"><text:s/></text:span><text:span text:style-name="T4">first </text:span><text:span text:style-name="T69"><text:s/></text:span><text:span text:style-name="T4">letter </text:span><text:span text:style-name="T47"><text:s/></text:span><text:span text:style-name="T4">of </text:span><text:span text:style-name="T47"><text:s/></text:span><text:span text:style-name="T4">nouns, </text:span><text:span text:style-name="T47"><text:s/></text:span><text:span text:style-name="T4">pronouns, </text:span><text:span text:style-name="T47"><text:s/></text:span><text:span text:style-name="T4">verbs, adjectives, <text:s/></text:span><text:span text:style-name="T33"><text:s/></text:span><text:span text:style-name="T4">and <text:s/></text:span><text:span text:style-name="T33"><text:s/></text:span><text:span text:style-name="T4">adverbs; <text:s/></text:span><text:span text:style-name="T35"><text:s/></text:span><text:span text:style-name="T4">do <text:s/></text:span><text:span text:style-name="T33"><text:s/></text:span><text:span text:style-name="T4">not <text:s/></text:span><text:span text:style-name="T33"><text:s/></text:span><text:span text:style-name="T4">capitalize <text:s/></text:span><text:span text:style-name="T43"><text:s/></text:span><text:span text:style-name="T4">articles, coord</text:span><text:span text:style-name="T20">i</text:span><text:span text:style-name="T4">na</text:span><text:span text:style-name="T20">t</text:span><text:span text:style-name="T4">e </text:span><text:span text:style-name="T38"><text:s/></text:span><text:span text:style-name="T4">con</text:span><text:span text:style-name="T20">j</text:span><text:span text:style-name="T4">unc</text:span><text:span text:style-name="T20">ti</text:span><text:span text:style-name="T4">ons, </text:span><text:span text:style-name="T38"><text:s/></text:span><text:span text:style-name="T4">or </text:span><text:span text:style-name="T38"><text:s/></text:span><text:span text:style-name="T4">prepos</text:span><text:span text:style-name="T20">iti</text:span><text:span text:style-name="T4">ons </text:span><text:span text:style-name="T38"><text:s/></text:span><text:span text:style-name="T4">(un</text:span><text:span text:style-name="T20">l</text:span><text:span text:style-name="T4">ess </text:span><text:span text:style-name="T40"><text:s/></text:span><text:span text:style-name="T20">t</text:span><text:span text:style-name="T7">h</text:span><text:span text:style-name="T4">e title </text:span><text:span text:style-name="T7"><text:s/></text:span><text:span text:style-name="T4">begins <text:s/>with <text:s/>such <text:s/>a <text:s/>word). <text:s/>Leave <text:s/>t</text:span><text:span text:style-name="T7">w</text:span><text:span text:style-name="T4">o <text:s/>12-point blank lines after the title.</text:span></text:p>
        <text:p text:style-name="P2"/>
        <text:p text:style-name="P19">4. Author name(s) and affiliation(s)</text:p>
        <text:p text:style-name="P8"/>
        <text:p text:style-name="P25"><text:span text:style-name="T4">A</text:span><text:span text:style-name="T7">u</text:span><text:span text:style-name="T4">t</text:span><text:span text:style-name="T7">ho</text:span><text:span text:style-name="T4">r <text:s/></text:span><text:span text:style-name="T7">n</text:span><text:span text:style-name="T4">ames </text:span><text:span text:style-name="T20"><text:s/></text:span><text:span text:style-name="T4">a</text:span><text:span text:style-name="T7">n</text:span><text:span text:style-name="T4">d <text:s/>affiliati</text:span><text:span text:style-name="T7">on</text:span><text:span text:style-name="T4">s <text:s/>are </text:span><text:span text:style-name="T20"><text:s/></text:span><text:span text:style-name="T4">to </text:span><text:span text:style-name="T20"><text:s/></text:span><text:span text:style-name="T7">b</text:span><text:span text:style-name="T4">e </text:span><text:span text:style-name="T46"><text:s/></text:span><text:span text:style-name="T4">ce</text:span><text:span text:style-name="T7">n</text:span><text:span text:style-name="T4">tered beneath </text:span><text:span text:style-name="T41"><text:s/></text:span><text:span text:style-name="T4">t</text:span><text:span text:style-name="T7">h</text:span><text:span text:style-name="T4">e </text:span><text:span text:style-name="T70"><text:s/></text:span><text:span text:style-name="T4">title </text:span><text:span text:style-name="T70"><text:s/></text:span><text:span text:style-name="T4">and </text:span><text:span text:style-name="T70"><text:s/></text:span><text:span text:style-name="T4">pri</text:span><text:span text:style-name="T7">n</text:span><text:span text:style-name="T4">ted </text:span><text:span text:style-name="T70"><text:s/></text:span><text:span text:style-name="T4">in </text:span><text:span text:style-name="T70"><text:s/></text:span><text:span text:style-name="T4">Times </text:span><text:span text:style-name="T70"><text:s/></text:span><text:span text:style-name="T4">12-point, </text:span><text:span text:style-name="T70"><text:s/></text:span><text:span text:style-name="T4">non- boldface </text:span><text:span text:style-name="T69"><text:s/></text:span><text:span text:style-name="T4">type. </text:span><text:span text:style-name="T69"><text:s/></text:span><text:span text:style-name="T4">Multiple </text:span><text:span text:style-name="T69"><text:s/></text:span><text:span text:style-name="T4">authors </text:span><text:span text:style-name="T69"><text:s/></text:span><text:span text:style-name="T4">may </text:span><text:span text:style-name="T69"><text:s/></text:span><text:span text:style-name="T4">be </text:span><text:span text:style-name="T69"><text:s/></text:span><text:span text:style-name="T4">shown </text:span><text:span text:style-name="T69"><text:s/></text:span><text:span text:style-name="T4">in </text:span><text:span text:style-name="T47"><text:s/></text:span><text:span text:style-name="T4">a two- </text:span><text:span text:style-name="T40"><text:s/></text:span><text:span text:style-name="T4">or </text:span><text:span text:style-name="T40"><text:s/></text:span><text:span text:style-name="T4">three-column </text:span><text:span text:style-name="T40"><text:s/></text:span><text:span text:style-name="T4">format, </text:span><text:span text:style-name="T9"><text:s/></text:span><text:span text:style-name="T4">w</text:span><text:span text:style-name="T20">i</text:span><text:span text:style-name="T4">th </text:span><text:span text:style-name="T67"><text:s/></text:span><text:span text:style-name="T4">t</text:span><text:span text:style-name="T7">h</text:span><text:span text:style-name="T4">eir </text:span><text:span text:style-name="T9"><text:s/></text:span><text:span text:style-name="T4">affiliati</text:span><text:span text:style-name="T7">on</text:span><text:span text:style-name="T4">s italicized </text:span><text:span text:style-name="T71"><text:s/></text:span><text:span text:style-name="T4">and </text:span><text:span text:style-name="T71"><text:s/></text:span><text:span text:style-name="T4">centered </text:span><text:span text:style-name="T71"><text:s/></text:span><text:span text:style-name="T4">below </text:span><text:span text:style-name="T72"><text:s/></text:span><text:span text:style-name="T4">their </text:span><text:span text:style-name="T72"><text:s/></text:span><text:span text:style-name="T4">respective </text:span><text:span text:style-name="T72"><text:s/></text:span><text:span text:style-name="T4">names. Inc</text:span><text:span text:style-name="T20">l</text:span><text:span text:style-name="T4">ude<text:tab/>e-ma</text:span><text:span text:style-name="T20">i</text:span><text:span text:style-name="T4">l<text:tab/>addresses<text:tab/></text:span><text:span text:style-name="T20">i</text:span><text:span text:style-name="T4">f<text:tab/>poss</text:span><text:span text:style-name="T20">i</text:span><text:span text:style-name="T4">b</text:span><text:span text:style-name="T20">l</text:span><text:span text:style-name="T4">e.<text:tab/>Au</text:span><text:span text:style-name="T20">t</text:span><text:span text:style-name="T4">hor </text:span><text:span text:style-name="T20">i</text:span><text:span text:style-name="T7">n</text:span><text:span text:style-name="T4">forma</text:span><text:span text:style-name="T20">ti</text:span><text:span text:style-name="T4">on</text:span><text:span text:style-name="T38"> </text:span><text:span text:style-name="T4">shou</text:span><text:span text:style-name="T20">l</text:span><text:span text:style-name="T4">d</text:span><text:span text:style-name="T38"> </text:span><text:span text:style-name="T4">be</text:span><text:span text:style-name="T40"> </text:span><text:span text:style-name="T4">fo</text:span><text:span text:style-name="T20">ll</text:span><text:span text:style-name="T7">o</text:span><text:span text:style-name="T4">wed</text:span><text:span text:style-name="T40"> </text:span><text:span text:style-name="T4">by</text:span><text:span text:style-name="T40"> </text:span><text:span text:style-name="T20">t</text:span><text:span text:style-name="T4">wo</text:span><text:span text:style-name="T40"> </text:span><text:span text:style-name="T4">12-po</text:span><text:span text:style-name="T20">i</text:span><text:span text:style-name="T4">nt</text:span><text:span text:style-name="T67"> </text:span><text:span text:style-name="T4">b</text:span><text:span text:style-name="T20">l</text:span><text:span text:style-name="T4">ank li</text:span><text:span text:style-name="T7">n</text:span><text:span text:style-name="T4">es.</text:span></text:p>
        <text:p text:style-name="P2"/>
        <text:p text:style-name="P19">5. Second and following pages</text:p>
        <text:p text:style-name="P8"/>
        <text:p text:style-name="P24"><text:span text:style-name="T4">The </text:span><text:span text:style-name="T70"><text:s/></text:span><text:span text:style-name="T4">second </text:span><text:span text:style-name="T70"><text:s/></text:span><text:span text:style-name="T4">and </text:span><text:span text:style-name="T70"><text:s/></text:span><text:span text:style-name="T4">fo</text:span><text:span text:style-name="T20">ll</text:span><text:span text:style-name="T7">o</text:span><text:span text:style-name="T4">w</text:span><text:span text:style-name="T20">i</text:span><text:span text:style-name="T4">ng </text:span><text:span text:style-name="T70"><text:s/></text:span><text:span text:style-name="T4">pages </text:span><text:span text:style-name="T70"><text:s/></text:span><text:span text:style-name="T4">shou</text:span><text:span text:style-name="T20">l</text:span><text:span text:style-name="T4">d </text:span><text:span text:style-name="T70"><text:s/></text:span><text:span text:style-name="T4">begin </text:span><text:span text:style-name="T70"><text:s/></text:span><text:span text:style-name="T4">1.0 </text:span><text:span text:style-name="T20">i</text:span><text:span text:style-name="T7">n</text:span><text:span text:style-name="T4">ch </text:span><text:span text:style-name="T72"><text:s/></text:span><text:span text:style-name="T4">(2.54 </text:span><text:span text:style-name="T72"><text:s/></text:span><text:span text:style-name="T4">cm) </text:span><text:span text:style-name="T72"><text:s/></text:span><text:span text:style-name="T4">from </text:span><text:span text:style-name="T72"><text:s/></text:span><text:span text:style-name="T20">t</text:span><text:span text:style-name="T7">h</text:span><text:span text:style-name="T4">e </text:span><text:span text:style-name="T72"><text:s/></text:span><text:span text:style-name="T20">t</text:span><text:span text:style-name="T4">op </text:span><text:span text:style-name="T72"><text:s/></text:span><text:span text:style-name="T4">edge. </text:span><text:span text:style-name="T72"><text:s/></text:span><text:span text:style-name="T4">On </text:span><text:span text:style-name="T72"><text:s/></text:span><text:span text:style-name="T4">a</text:span><text:span text:style-name="T20">l</text:span><text:span text:style-name="T4">l </text:span><text:span text:style-name="T72"><text:s/></text:span><text:span text:style-name="T4">pages, </text:span><text:span text:style-name="T72"><text:s/></text:span><text:span text:style-name="T20">t</text:span><text:span text:style-name="T7">h</text:span><text:span text:style-name="T4">e bo</text:span><text:span text:style-name="T20">tt</text:span><text:span text:style-name="T7">o</text:span><text:span text:style-name="T4">m</text:span><text:span text:style-name="T73"> </text:span><text:span text:style-name="T4">margin</text:span><text:span text:style-name="T49"> </text:span><text:span text:style-name="T4">shou</text:span><text:span text:style-name="T20">l</text:span><text:span text:style-name="T4">d</text:span><text:span text:style-name="T73"> </text:span><text:span text:style-name="T4">be</text:span><text:span text:style-name="T73"> </text:span><text:span text:style-name="T4">1-1/8</text:span><text:span text:style-name="T73"> </text:span><text:span text:style-name="T20">i</text:span><text:span text:style-name="T7">n</text:span><text:span text:style-name="T4">ches</text:span><text:span text:style-name="T73"> </text:span><text:span text:style-name="T4">(2.86</text:span><text:span text:style-name="T56"> </text:span><text:span text:style-name="T4">cm)</text:span><text:span text:style-name="T56"> </text:span><text:span text:style-name="T4">from t</text:span><text:span text:style-name="T7">h</text:span><text:span text:style-name="T4">e </text:span><text:span text:style-name="T45"><text:s/></text:span><text:span text:style-name="T4">bott</text:span><text:span text:style-name="T7">o</text:span><text:span text:style-name="T4">m </text:span><text:span text:style-name="T45"><text:s/></text:span><text:span text:style-name="T4">edge </text:span><text:span text:style-name="T45"><text:s/></text:span><text:span text:style-name="T4">of </text:span><text:span text:style-name="T45"><text:s/></text:span><text:span text:style-name="T4">t</text:span><text:span text:style-name="T7">h</text:span><text:span text:style-name="T4">e </text:span><text:span text:style-name="T61"><text:s/></text:span><text:span text:style-name="T4">page </text:span><text:span text:style-name="T61"><text:s/></text:span><text:span text:style-name="T4">for </text:span><text:span text:style-name="T61"><text:s/></text:span><text:span text:style-name="T4">8.5 </text:span><text:span text:style-name="T61"><text:s/></text:span><text:span text:style-name="T4">x </text:span><text:span text:style-name="T61"><text:s/></text:span><text:span text:style-name="T4">11-i</text:span><text:span text:style-name="T7">n</text:span><text:span text:style-name="T4">ch </text:span><text:span text:style-name="T61"><text:s/></text:span><text:span text:style-name="T4">paper; for </text:span><text:span text:style-name="T60"><text:s/></text:span><text:span text:style-name="T4">A4 </text:span><text:span text:style-name="T60"><text:s/></text:span><text:span text:style-name="T4">paper, </text:span><text:span text:style-name="T60"><text:s/></text:span><text:span text:style-name="T4">approx</text:span><text:span text:style-name="T20">i</text:span><text:span text:style-name="T4">ma</text:span><text:span text:style-name="T20">t</text:span><text:span text:style-name="T4">ely </text:span><text:span text:style-name="T60"><text:s/></text:span><text:span text:style-name="T4">1-5/8 </text:span><text:span text:style-name="T66"><text:s/></text:span><text:span text:style-name="T4">i</text:span><text:span text:style-name="T7">n</text:span><text:span text:style-name="T4">ches </text:span><text:span text:style-name="T66"><text:s/></text:span><text:span text:style-name="T4">(4.13 </text:span><text:span text:style-name="T66"><text:s/></text:span><text:span text:style-name="T4">cm) from</text:span><text:span text:style-name="T7"> </text:span><text:span text:style-name="T20">t</text:span><text:span text:style-name="T7">h</text:span><text:span text:style-name="T4">e</text:span><text:span text:style-name="T7"> </text:span><text:span text:style-name="T4">bo</text:span><text:span text:style-name="T20">tt</text:span><text:span text:style-name="T7">o</text:span><text:span text:style-name="T4">m</text:span><text:span text:style-name="T7"> </text:span><text:span text:style-name="T4">edge</text:span><text:span text:style-name="T7"> </text:span><text:span text:style-name="T4">of</text:span><text:span text:style-name="T7"> </text:span><text:span text:style-name="T20">t</text:span><text:span text:style-name="T7">h</text:span><text:span text:style-name="T4">e</text:span><text:span text:style-name="T7"> </text:span><text:span text:style-name="T4">page.</text:span></text:p>
        <text:p text:style-name="P2"/>
        <text:p text:style-name="P19">6. Type-style and fonts</text:p>
        <text:p text:style-name="P8"/>
        <text:p text:style-name="P24"><text:span text:style-name="T4">Wherever <text:s/></text:span><text:span text:style-name="T45"><text:s/></text:span><text:span text:style-name="T4">Times <text:s/></text:span><text:span text:style-name="T61"><text:s/></text:span><text:span text:style-name="T4">is <text:s/></text:span><text:span text:style-name="T61"><text:s/></text:span><text:span text:style-name="T4">specified, <text:s/></text:span><text:span text:style-name="T61"><text:s/></text:span><text:span text:style-name="T4">Times <text:s/></text:span><text:span text:style-name="T61"><text:s/></text:span><text:span text:style-name="T4">Roman <text:s/></text:span><text:span text:style-name="T61"><text:s/></text:span><text:span text:style-name="T4">or T</text:span><text:span text:style-name="T20">i</text:span><text:span text:style-name="T4">mes</text:span><text:span text:style-name="T51"> </text:span><text:span text:style-name="T4">New</text:span><text:span text:style-name="T51"> </text:span><text:span text:style-name="T20">R</text:span><text:span text:style-name="T7">o</text:span><text:span text:style-name="T4">man</text:span><text:span text:style-name="T51"> </text:span><text:span text:style-name="T4">may</text:span><text:span text:style-name="T53"> </text:span><text:span text:style-name="T4">be</text:span><text:span text:style-name="T53"> </text:span><text:span text:style-name="T4">used.</text:span><text:span text:style-name="T53"> </text:span><text:span text:style-name="T4">If</text:span><text:span text:style-name="T53"> </text:span><text:span text:style-name="T4">ne</text:span><text:span text:style-name="T20">it</text:span><text:span text:style-name="T4">her</text:span><text:span text:style-name="T53"> </text:span><text:span text:style-name="T20">i</text:span><text:span text:style-name="T4">s</text:span><text:span text:style-name="T53"> </text:span><text:span text:style-name="T4">ava</text:span><text:span text:style-name="T20">il</text:span><text:span text:style-name="T4">ab</text:span><text:span text:style-name="T20">l</text:span><text:span text:style-name="T4">e on</text:span><text:span text:style-name="T18"> </text:span><text:span text:style-name="T4">your</text:span><text:span text:style-name="T49"> </text:span><text:span text:style-name="T4">word</text:span><text:span text:style-name="T49"> </text:span><text:span text:style-name="T4">processor,</text:span><text:span text:style-name="T49"> </text:span><text:span text:style-name="T4">p</text:span><text:span text:style-name="T20">l</text:span><text:span text:style-name="T4">ease</text:span><text:span text:style-name="T49"> </text:span><text:span text:style-name="T4">use</text:span><text:span text:style-name="T49"> </text:span><text:span text:style-name="T20">t</text:span><text:span text:style-name="T7">h</text:span><text:span text:style-name="T4">e</text:span><text:span text:style-name="T49"> </text:span><text:span text:style-name="T4">font</text:span><text:span text:style-name="T49"> </text:span><text:span text:style-name="T4">c</text:span><text:span text:style-name="T20">l</text:span><text:span text:style-name="T4">osest</text:span><text:span text:style-name="T49"> </text:span><text:span text:style-name="T20">i</text:span><text:span text:style-name="T4">n appearance</text:span><text:span text:style-name="T49"> </text:span><text:span text:style-name="T20">t</text:span><text:span text:style-name="T4">o</text:span><text:span text:style-name="T73"> </text:span><text:span text:style-name="T4">T</text:span><text:span text:style-name="T20">i</text:span><text:span text:style-name="T4">mes.</text:span><text:span text:style-name="T73"> </text:span><text:span text:style-name="T4">Avo</text:span><text:span text:style-name="T20">i</text:span><text:span text:style-name="T4">d</text:span><text:span text:style-name="T73"> </text:span><text:span text:style-name="T4">us</text:span><text:span text:style-name="T20">i</text:span><text:span text:style-name="T4">ng</text:span><text:span text:style-name="T73"> </text:span><text:span text:style-name="T4">b</text:span><text:span text:style-name="T20">it</text:span><text:span text:style-name="T7">-</text:span><text:span text:style-name="T4">mapped</text:span><text:span text:style-name="T73"> </text:span><text:span text:style-name="T4">fon</text:span><text:span text:style-name="T20">t</text:span><text:span text:style-name="T4">s</text:span><text:span text:style-name="T73"> </text:span><text:span text:style-name="T20">i</text:span><text:span text:style-name="T4">f poss</text:span><text:span text:style-name="T20">i</text:span><text:span text:style-name="T4">b</text:span><text:span text:style-name="T20">l</text:span><text:span text:style-name="T4">e.</text:span><text:span text:style-name="T7"> </text:span><text:span text:style-name="T4">True-Type</text:span><text:span text:style-name="T7"> </text:span><text:span text:style-name="T4">1</text:span><text:span text:style-name="T7"> </text:span><text:span text:style-name="T4">fon</text:span><text:span text:style-name="T20">t</text:span><text:span text:style-name="T4">s</text:span><text:span text:style-name="T7"> </text:span><text:span text:style-name="T4">are</text:span><text:span text:style-name="T7"> </text:span><text:span text:style-name="T4">preferred.</text:span></text:p>
      </text:section>
      <text:p text:style-name="P27">7. Main text</text:p>
      <text:p text:style-name="P8"/>
      <text:p text:style-name="P31"><text:span text:style-name="T4">Type </text:span><text:span text:style-name="T38"><text:s/></text:span><text:span text:style-name="T4">your </text:span><text:span text:style-name="T38"><text:s/></text:span><text:span text:style-name="T4">main </text:span><text:span text:style-name="T38"><text:s/></text:span><text:span text:style-name="T4">text </text:span><text:span text:style-name="T40"><text:s/></text:span><text:span text:style-name="T4">in </text:span><text:span text:style-name="T38"><text:s/></text:span><text:span text:style-name="T4">10-point </text:span><text:span text:style-name="T67"><text:s/></text:span><text:span text:style-name="T4">Times, </text:span><text:span text:style-name="T40"><text:s/></text:span><text:span text:style-name="T4">single- spaced. </text:span><text:span text:style-name="T11"><text:s/></text:span><text:span text:style-name="T4">Do </text:span><text:span text:style-name="T11"><text:s/></text:span><text:span text:style-name="T74">not </text:span><text:span text:style-name="T12"><text:s/></text:span><text:span text:style-name="T4">use </text:span><text:span text:style-name="T31"><text:s/></text:span><text:span text:style-name="T4">doub</text:span><text:span text:style-name="T20">l</text:span><text:span text:style-name="T4">e-spac</text:span><text:span text:style-name="T20">i</text:span><text:span text:style-name="T4">ng. </text:span><text:span text:style-name="T31"><text:s/></text:span><text:span text:style-name="T4">A</text:span><text:span text:style-name="T20">l</text:span><text:span text:style-name="T4">l </text:span><text:span text:style-name="T50"><text:s/></text:span><text:span text:style-name="T4">paragraphs shou</text:span><text:span text:style-name="T20">l</text:span><text:span text:style-name="T4">d </text:span><text:span text:style-name="T71"><text:s/></text:span><text:span text:style-name="T4">be </text:span><text:span text:style-name="T42"><text:s/></text:span><text:span text:style-name="T20">i</text:span><text:span text:style-name="T4">nden</text:span><text:span text:style-name="T20">t</text:span><text:span text:style-name="T4">ed </text:span><text:span text:style-name="T42"><text:s/></text:span><text:span text:style-name="T4">1</text:span><text:span text:style-name="T20">/</text:span><text:span text:style-name="T4">4 </text:span><text:span text:style-name="T42"><text:s/></text:span><text:span text:style-name="T20">i</text:span><text:span text:style-name="T7">n</text:span><text:span text:style-name="T4">ch </text:span><text:span text:style-name="T42"><text:s/></text:span><text:span text:style-name="T4">(approx</text:span><text:span text:style-name="T20">i</text:span><text:span text:style-name="T4">ma</text:span><text:span text:style-name="T20">t</text:span><text:span text:style-name="T4">e</text:span><text:span text:style-name="T20">l</text:span><text:span text:style-name="T4">y </text:span><text:span text:style-name="T72"><text:s/></text:span><text:span text:style-name="T4">0.5 </text:span><text:span text:style-name="T42"><text:s/></text:span><text:span text:style-name="T4">cm). Be </text:span><text:span text:style-name="T43"><text:s/></text:span><text:span text:style-name="T4">sure </text:span><text:span text:style-name="T43"><text:s/></text:span><text:span text:style-name="T4">your </text:span><text:span text:style-name="T43"><text:s/></text:span><text:span text:style-name="T4">text </text:span><text:span text:style-name="T45"><text:s/></text:span><text:span text:style-name="T20">i</text:span><text:span text:style-name="T4">s </text:span><text:span text:style-name="T43"><text:s/></text:span><text:span text:style-name="T4">fu</text:span><text:span text:style-name="T20">ll</text:span><text:span text:style-name="T4">y </text:span><text:span text:style-name="T35"><text:s/></text:span><text:span text:style-name="T20">j</text:span><text:span text:style-name="T7">u</text:span><text:span text:style-name="T4">s</text:span><text:span text:style-name="T20">ti</text:span><text:span text:style-name="T4">f</text:span><text:span text:style-name="T20">i</text:span><text:span text:style-name="T4">ed—</text:span><text:span text:style-name="T20">t</text:span><text:span text:style-name="T7">h</text:span><text:span text:style-name="T4">at </text:span><text:span text:style-name="T43"><text:s/></text:span><text:span text:style-name="T20">i</text:span><text:span text:style-name="T4">s, </text:span><text:span text:style-name="T43"><text:s/></text:span><text:span text:style-name="T4">f</text:span><text:span text:style-name="T20">l</text:span><text:span text:style-name="T4">ush </text:span><text:span text:style-name="T43"><text:s/></text:span><text:span text:style-name="T20">l</text:span><text:span text:style-name="T4">eft and </text:span><text:span text:style-name="T50"><text:s/></text:span><text:span text:style-name="T4">flush </text:span><text:span text:style-name="T50"><text:s/></text:span><text:span text:style-name="T4">right. </text:span><text:span text:style-name="T50"><text:s/></text:span><text:span text:style-name="T4">Please </text:span><text:span text:style-name="T50"><text:s/></text:span><text:span text:style-name="T4">do </text:span><text:span text:style-name="T51"><text:s/></text:span><text:span text:style-name="T4">not </text:span><text:span text:style-name="T50"><text:s/></text:span><text:span text:style-name="T4">place </text:span><text:span text:style-name="T50"><text:s/></text:span><text:span text:style-name="T4">any </text:span><text:span text:style-name="T53"><text:s/></text:span><text:span text:style-name="T4">additional b</text:span><text:span text:style-name="T20">l</text:span><text:span text:style-name="T4">ank</text:span><text:span text:style-name="T7"> </text:span><text:span text:style-name="T20">li</text:span><text:span text:style-name="T7">n</text:span><text:span text:style-name="T4">es</text:span><text:span text:style-name="T7"> </text:span><text:span text:style-name="T4">be</text:span><text:span text:style-name="T20">t</text:span><text:span text:style-name="T4">ween</text:span><text:span text:style-name="T7"> </text:span><text:span text:style-name="T4">paragraphs.</text:span></text:p>
      <text:p text:style-name="P32"><text:span text:style-name="T74">Figure <text:s/></text:span><text:span text:style-name="T44"><text:s/></text:span><text:span text:style-name="T74">and <text:s/></text:span><text:span text:style-name="T44"><text:s/></text:span><text:span text:style-name="T74">table <text:s/></text:span><text:span text:style-name="T44"><text:s/></text:span><text:span text:style-name="T74">captions <text:s/></text:span><text:span text:style-name="T36"><text:s/></text:span><text:span text:style-name="T7">shou</text:span><text:span text:style-name="T4">ld <text:s/></text:span><text:span text:style-name="T43"><text:s/></text:span><text:span text:style-name="T7">b</text:span><text:span text:style-name="T4">e <text:s/></text:span><text:span text:style-name="T43"><text:s/></text:span><text:span text:style-name="T7">10-po</text:span><text:span text:style-name="T4">i</text:span><text:span text:style-name="T7">nt </text:span><text:span text:style-name="T4">boldface <text:s/></text:span><text:span text:style-name="T7"><text:s/></text:span><text:span text:style-name="T4">Helvetica <text:s text:c="2"/>(or <text:s text:c="2"/>a <text:s text:c="2"/>similar <text:s text:c="2"/>sans-serif <text:s text:c="2"/>font). Callouts </text:span><text:span text:style-name="T16"><text:s/></text:span><text:span text:style-name="T4">should </text:span><text:span text:style-name="T16"><text:s/></text:span><text:span text:style-name="T4">be </text:span><text:span text:style-name="T16"><text:s/></text:span><text:span text:style-name="T4">9-point </text:span><text:span text:style-name="T48"><text:s/></text:span><text:span text:style-name="T4">non-boldface </text:span><text:span text:style-name="T18"><text:s/></text:span><text:span text:style-name="T4">Helvetica. Initially </text:span><text:span text:style-name="T25"><text:s/></text:span><text:span text:style-name="T4">capitalize </text:span><text:span text:style-name="T25"><text:s/></text:span><text:span text:style-name="T4">only </text:span><text:span text:style-name="T25"><text:s/></text:span><text:span text:style-name="T4">the </text:span><text:span text:style-name="T25"><text:s/></text:span><text:span text:style-name="T4">f</text:span><text:span text:style-name="T20">i</text:span><text:span text:style-name="T4">rst </text:span><text:span text:style-name="T75"><text:s/></text:span><text:span text:style-name="T4">word </text:span><text:span text:style-name="T75"><text:s/></text:span><text:span text:style-name="T4">of </text:span><text:span text:style-name="T75"><text:s/></text:span><text:span text:style-name="T4">each </text:span><text:span text:style-name="T75"><text:s/></text:span><text:span text:style-name="T4">figure cap</text:span><text:span text:style-name="T20">ti</text:span><text:span text:style-name="T4">on </text:span><text:span text:style-name="T67"><text:s/></text:span><text:span text:style-name="T4">and </text:span><text:span text:style-name="T67"><text:s/></text:span><text:span text:style-name="T20">t</text:span><text:span text:style-name="T4">ab</text:span><text:span text:style-name="T20">l</text:span><text:span text:style-name="T4">e </text:span><text:span text:style-name="T67"><text:s/></text:span><text:span text:style-name="T20">titl</text:span><text:span text:style-name="T4">e. </text:span><text:span text:style-name="T67"><text:s/></text:span><text:span text:style-name="T4">F</text:span><text:span text:style-name="T20">i</text:span><text:span text:style-name="T4">gures </text:span><text:span text:style-name="T67"><text:s/></text:span><text:span text:style-name="T4">and </text:span><text:span text:style-name="T67"><text:s/></text:span><text:span text:style-name="T20">t</text:span><text:span text:style-name="T4">ab</text:span><text:span text:style-name="T20">l</text:span><text:span text:style-name="T4">es </text:span><text:span text:style-name="T14"><text:s/></text:span><text:span text:style-name="T4">must </text:span><text:span text:style-name="T14"><text:s/></text:span><text:span text:style-name="T4">be numbered<text:tab/>separa</text:span><text:span text:style-name="T20">t</text:span><text:span text:style-name="T4">e</text:span><text:span text:style-name="T20">l</text:span><text:span text:style-name="T7">y</text:span><text:span text:style-name="T4">.<text:tab/>For<text:tab/>examp</text:span><text:span text:style-name="T20">l</text:span><text:span text:style-name="T4">e: <text:s text:c="3"/>“F</text:span><text:span text:style-name="T20">i</text:span><text:span text:style-name="T4">gure<text:tab/>1. Da</text:span><text:span text:style-name="T20">t</text:span><text:span text:style-name="T4">abase <text:s/></text:span><text:span text:style-name="T70"><text:s/></text:span><text:span text:style-name="T4">con</text:span><text:span text:style-name="T20">t</text:span><text:span text:style-name="T4">ex</text:span><text:span text:style-name="T20">t</text:span><text:span text:style-name="T4">s”, <text:s/></text:span><text:span text:style-name="T70"><text:s/></text:span><text:span text:style-name="T4">“Tab</text:span><text:span text:style-name="T20">l</text:span><text:span text:style-name="T4">e <text:s/></text:span><text:span text:style-name="T70"><text:s/></text:span><text:span text:style-name="T4">1. <text:s/></text:span><text:span text:style-name="T70"><text:s/></text:span><text:span text:style-name="T4">Input <text:s/></text:span><text:span text:style-name="T33"><text:s/></text:span><text:span text:style-name="T4">da</text:span><text:span text:style-name="T20">t</text:span><text:span text:style-name="T4">a”. <text:s/></text:span><text:span text:style-name="T58"><text:s/></text:span><text:span text:style-name="T4">F</text:span><text:span text:style-name="T20">i</text:span><text:span text:style-name="T4">gure captions </text:span><text:span text:style-name="T76"><text:s/></text:span><text:span text:style-name="T4">are </text:span><text:span text:style-name="T76"><text:s/></text:span><text:span text:style-name="T4">to </text:span><text:span text:style-name="T76"><text:s/></text:span><text:span text:style-name="T4">be </text:span><text:span text:style-name="T77"><text:s/></text:span><text:span text:style-name="T4">centered </text:span><text:span text:style-name="T77"><text:s/></text:span><text:span text:style-name="T5">be</text:span><text:span text:style-name="T19">l</text:span><text:span text:style-name="T6">o</text:span><text:span text:style-name="T5">w </text:span><text:span text:style-name="T78"><text:s/></text:span><text:span text:style-name="T4">the </text:span><text:span text:style-name="T77"><text:s/></text:span><text:span text:style-name="T4">figures. </text:span><text:span text:style-name="T77"><text:s/></text:span><text:span text:style-name="T4">Table titles are to</text:span><text:span text:style-name="T7"> b</text:span><text:span text:style-name="T4">e ce</text:span><text:span text:style-name="T7">n</text:span><text:span text:style-name="T4">tered </text:span><text:span text:style-name="T5">above </text:span><text:span text:style-name="T4">t</text:span><text:span text:style-name="T7">h</text:span><text:span text:style-name="T4">e ta</text:span><text:span text:style-name="T7">b</text:span><text:span text:style-name="T20">l</text:span><text:span text:style-name="T4">es.</text:span></text:p>
      <text:p text:style-name="P2"/>
      <text:p text:style-name="P29">8. First-order headings</text:p>
      <text:p text:style-name="P8"/>
      <text:p text:style-name="P34"><text:span text:style-name="T4">For <text:s/>examp</text:span><text:span text:style-name="T20">l</text:span><text:span text:style-name="T4">e, <text:s/>“1. <text:s/>In</text:span><text:span text:style-name="T20">t</text:span><text:span text:style-name="T7">r</text:span><text:span text:style-name="T4">oduc</text:span><text:span text:style-name="T20">ti</text:span><text:span text:style-name="T4">on”, <text:s/>shou</text:span><text:span text:style-name="T20">l</text:span><text:span text:style-name="T4">d <text:s/>be </text:span><text:span text:style-name="T20"><text:s/></text:span><text:span text:style-name="T4">T</text:span><text:span text:style-name="T20">i</text:span><text:span text:style-name="T4">mes</text:span></text:p>
      <text:p text:style-name="P36"><text:span text:style-name="T4">12-point</text:span><text:span text:style-name="T16"> </text:span><text:span text:style-name="T4">boldface,</text:span><text:span text:style-name="T16"> </text:span><text:span text:style-name="T4">initially</text:span><text:span text:style-name="T48"> </text:span><text:span text:style-name="T4">ca</text:span><text:span text:style-name="T7">p</text:span><text:span text:style-name="T4">italized,</text:span><text:span text:style-name="T48"> </text:span><text:span text:style-name="T4">flush</text:span><text:span text:style-name="T48"> </text:span><text:span text:style-name="T4">left,</text:span><text:span text:style-name="T48"> </text:span><text:span text:style-name="T4">with one</text:span><text:span text:style-name="T68"> </text:span><text:span text:style-name="T4">b</text:span><text:span text:style-name="T20">l</text:span><text:span text:style-name="T4">ank</text:span><text:span text:style-name="T68"> </text:span><text:span text:style-name="T20">li</text:span><text:span text:style-name="T7">n</text:span><text:span text:style-name="T4">e</text:span><text:span text:style-name="T68"> </text:span><text:span text:style-name="T4">before,</text:span><text:span text:style-name="T68"> </text:span><text:span text:style-name="T4">and</text:span><text:span text:style-name="T68"> </text:span><text:span text:style-name="T4">one</text:span><text:span text:style-name="T68"> </text:span><text:span text:style-name="T4">b</text:span><text:span text:style-name="T20">l</text:span><text:span text:style-name="T4">ank</text:span><text:span text:style-name="T16"> </text:span><text:span text:style-name="T20">li</text:span><text:span text:style-name="T4">ne</text:span><text:span text:style-name="T16"> </text:span><text:span text:style-name="T4">af</text:span><text:span text:style-name="T20">t</text:span><text:span text:style-name="T4">er.</text:span><text:span text:style-name="T16"> </text:span><text:span text:style-name="T4">Use</text:span><text:span text:style-name="T16"> </text:span><text:span text:style-name="T4">a period</text:span><text:span text:style-name="T7"> </text:span><text:span text:style-name="T4">(“.”)</text:span><text:span text:style-name="T7"> </text:span><text:span text:style-name="T4">after</text:span><text:span text:style-name="T7"> </text:span><text:span text:style-name="T4">t</text:span><text:span text:style-name="T7">h</text:span><text:span text:style-name="T4">e</text:span><text:span text:style-name="T7"> </text:span><text:span text:style-name="T4">heading</text:span><text:span text:style-name="T7"> </text:span><text:span text:style-name="T4">number,</text:span><text:span text:style-name="T7"> </text:span><text:span text:style-name="T4">not a</text:span><text:span text:style-name="T7"> </text:span><text:span text:style-name="T4">colon.</text:span></text:p>
      <text:p text:style-name="P37"/>
      <text:p text:style-name="P28"><text:span text:style-name="T84">8.1.</text:span><text:span text:style-name="T83"> </text:span><text:span text:style-name="T84">Second-order</text:span><text:span text:style-name="T83"> </text:span><text:span text:style-name="T84">headings</text:span></text:p>
      <text:p text:style-name="P35"/>
      <text:p text:style-name="P33"><text:span text:style-name="T4">As </text:span><text:span text:style-name="T61"><text:s/></text:span><text:span text:style-name="T4">in</text:span><text:span text:style-name="T64"> </text:span><text:span text:style-name="T4">t</text:span><text:span text:style-name="T7">h</text:span><text:span text:style-name="T4">is</text:span><text:span text:style-name="T63"> </text:span><text:span text:style-name="T4">heading,</text:span><text:span text:style-name="T64"> </text:span><text:span text:style-name="T4">t</text:span><text:span text:style-name="T7">h</text:span><text:span text:style-name="T4">ey</text:span><text:span text:style-name="T64"> </text:span><text:span text:style-name="T4">should</text:span><text:span text:style-name="T64"> </text:span><text:span text:style-name="T4">be</text:span><text:span text:style-name="T64"> </text:span><text:span text:style-name="T4">Times</text:span><text:span text:style-name="T64"> </text:span><text:span text:style-name="T4">11-point boldface,</text:span><text:span text:style-name="T27"> </text:span><text:span text:style-name="T4">initially</text:span><text:span text:style-name="T27"> </text:span><text:span text:style-name="T4">capitalized,</text:span><text:span text:style-name="T7"> </text:span><text:span text:style-name="T4">flush</text:span><text:span text:style-name="T27"> </text:span><text:span text:style-name="T4">left,</text:span><text:span text:style-name="T7"> </text:span><text:span text:style-name="T4">with</text:span><text:span text:style-name="T7"> </text:span><text:span text:style-name="T4">one</text:span><text:span text:style-name="T7"> </text:span><text:span text:style-name="T4">blank </text:span><text:span text:style-name="T20">li</text:span><text:span text:style-name="T7">n</text:span><text:span text:style-name="T4">e</text:span><text:span text:style-name="T7"> </text:span><text:span text:style-name="T4">before,</text:span><text:span text:style-name="T7"> </text:span><text:span text:style-name="T4">and</text:span><text:span text:style-name="T7"> </text:span><text:span text:style-name="T4">one</text:span><text:span text:style-name="T7"> </text:span><text:span text:style-name="T4">af</text:span><text:span text:style-name="T20">t</text:span><text:span text:style-name="T4">er.</text:span></text:p>
      <text:p text:style-name="P2"/>
      <text:p text:style-name="P30"><text:span text:style-name="T74">8.1.1.</text:span><text:span text:style-name="T52"> </text:span><text:span text:style-name="T21">T</text:span><text:span text:style-name="T74">h</text:span><text:span text:style-name="T21">i</text:span><text:span text:style-name="T74">rd-order</text:span><text:span text:style-name="T54"> </text:span><text:span text:style-name="T74">head</text:span><text:span text:style-name="T21">i</text:span><text:span text:style-name="T74">ngs.</text:span><text:span text:style-name="T52"> </text:span><text:span text:style-name="T4">Thi</text:span><text:span text:style-name="T7">r</text:span><text:span text:style-name="T4">d-order</text:span><text:span text:style-name="T53"> </text:span><text:span text:style-name="T4">headings,</text:span><text:span text:style-name="T53"> </text:span><text:span text:style-name="T4">as in </text:span><text:span text:style-name="T69"><text:s/></text:span><text:span text:style-name="T4">t</text:span><text:span text:style-name="T7">h</text:span><text:span text:style-name="T4">is </text:span><text:span text:style-name="T47"><text:s/></text:span><text:span text:style-name="T4">paragraph, </text:span><text:span text:style-name="T47"><text:s/></text:span><text:span text:style-name="T4">are </text:span><text:span text:style-name="T47"><text:s/></text:span><text:span text:style-name="T4">discouraged. </text:span><text:span text:style-name="T47"><text:s/></text:span><text:span text:style-name="T4">However, </text:span><text:span text:style-name="T47"><text:s/></text:span><text:span text:style-name="T4">if </text:span><text:span text:style-name="T69"><text:s/></text:span><text:span text:style-name="T4">you must</text:span><text:span text:style-name="T48"> </text:span><text:span text:style-name="T4">use</text:span><text:span text:style-name="T48"> </text:span><text:span text:style-name="T4">them,</text:span><text:span text:style-name="T48"> </text:span><text:span text:style-name="T4">use</text:span><text:span text:style-name="T48"> </text:span><text:span text:style-name="T4">10-point</text:span><text:span text:style-name="T48"> </text:span><text:span text:style-name="T4">Times,</text:span><text:span text:style-name="T48"> </text:span><text:span text:style-name="T4">boldface,</text:span><text:span text:style-name="T49"> </text:span><text:span text:style-name="T4">initially capitalized, </text:span><text:span text:style-name="T56"><text:s/></text:span><text:span text:style-name="T4">flush </text:span><text:span text:style-name="T56"><text:s/></text:span><text:span text:style-name="T4">left, </text:span><text:span text:style-name="T55"><text:s/></text:span><text:span text:style-name="T4">preceded </text:span><text:span text:style-name="T55"><text:s/></text:span><text:span text:style-name="T4">by </text:span><text:span text:style-name="T55"><text:s/></text:span><text:span text:style-name="T4">one </text:span><text:span text:style-name="T55"><text:s/></text:span><text:span text:style-name="T4">blank </text:span><text:span text:style-name="T55"><text:s/></text:span><text:span text:style-name="T4">line, foll</text:span><text:span text:style-name="T7">o</text:span><text:span text:style-name="T4">wed</text:span><text:span text:style-name="T7"> </text:span><text:span text:style-name="T4">by</text:span><text:span text:style-name="T7"> </text:span><text:span text:style-name="T4">a</text:span><text:span text:style-name="T7"> </text:span><text:span text:style-name="T4">period</text:span><text:span text:style-name="T7"> </text:span><text:span text:style-name="T4">and</text:span><text:span text:style-name="T7"> </text:span><text:span text:style-name="T4">your</text:span><text:span text:style-name="T7"> </text:span><text:span text:style-name="T4">text on</text:span><text:span text:style-name="T7"> </text:span><text:span text:style-name="T4">t</text:span><text:span text:style-name="T7">h</text:span><text:span text:style-name="T4">e</text:span><text:span text:style-name="T7"> </text:span><text:span text:style-name="T4">same</text:span><text:span text:style-name="T7"> </text:span><text:span text:style-name="T4">li</text:span><text:span text:style-name="T7">n</text:span><text:span text:style-name="T4">e.</text:span></text:p>
      <text:p text:style-name="P21">9. Footnotes</text:p>
      <text:p text:style-name="P8"/>
      <text:p text:style-name="P26"><text:span text:style-name="T4">Use </text:span><text:span text:style-name="T20"><text:s/></text:span><text:span text:style-name="T4">footnotes </text:span><text:span text:style-name="T20"><text:s/></text:span><text:span text:style-name="T4">sparingly </text:span><text:span text:style-name="T20"><text:s/></text:span><text:span text:style-name="T4">(or </text:span><text:span text:style-name="T46"><text:s/></text:span><text:span text:style-name="T4">not </text:span><text:span text:style-name="T69"><text:s/></text:span><text:span text:style-name="T4">at </text:span><text:span text:style-name="T69"><text:s/></text:span><text:span text:style-name="T4">all) </text:span><text:span text:style-name="T69"><text:s/></text:span><text:span text:style-name="T4">and </text:span><text:span text:style-name="T69"><text:s/></text:span><text:span text:style-name="T4">place t</text:span><text:span text:style-name="T7">h</text:span><text:span text:style-name="T4">em</text:span><text:span text:style-name="T27"> </text:span><text:span text:style-name="T4">at</text:span><text:span text:style-name="T7"> </text:span><text:span text:style-name="T4">t</text:span><text:span text:style-name="T7">h</text:span><text:span text:style-name="T4">e</text:span><text:span text:style-name="T27"> </text:span><text:span text:style-name="T4">bott</text:span><text:span text:style-name="T7">o</text:span><text:span text:style-name="T4">m</text:span><text:span text:style-name="T7"> </text:span><text:span text:style-name="T4">of</text:span><text:span text:style-name="T7"> </text:span><text:span text:style-name="T4">t</text:span><text:span text:style-name="T7">h</text:span><text:span text:style-name="T4">e</text:span><text:span text:style-name="T7"> </text:span><text:span text:style-name="T4">col</text:span><text:span text:style-name="T7">u</text:span><text:span text:style-name="T4">mn</text:span><text:span text:style-name="T7"> </text:span><text:span text:style-name="T4">on</text:span><text:span text:style-name="T7"> </text:span><text:span text:style-name="T4">t</text:span><text:span text:style-name="T7">h</text:span><text:span text:style-name="T4">e</text:span><text:span text:style-name="T7"> </text:span><text:span text:style-name="T4">page</text:span><text:span text:style-name="T7"> </text:span><text:span text:style-name="T4">on</text:span><text:span text:style-name="T7"> </text:span><text:span text:style-name="T4">which </text:span><text:span text:style-name="T20">t</text:span><text:span text:style-name="T7">h</text:span><text:span text:style-name="T4">ey </text:span><text:span text:style-name="T77"><text:s/></text:span><text:span text:style-name="T4">are </text:span><text:span text:style-name="T77"><text:s/></text:span><text:span text:style-name="T4">referenced. </text:span><text:span text:style-name="T77"><text:s/></text:span><text:span text:style-name="T4">Use </text:span><text:span text:style-name="T77"><text:s/></text:span><text:span text:style-name="T4">T</text:span><text:span text:style-name="T20">i</text:span><text:span text:style-name="T4">mes </text:span><text:span text:style-name="T23"><text:s/></text:span><text:span text:style-name="T4">8-po</text:span><text:span text:style-name="T20">i</text:span><text:span text:style-name="T4">nt </text:span><text:span text:style-name="T25"><text:s/></text:span><text:span text:style-name="T20">t</text:span><text:span text:style-name="T4">ype, </text:span><text:span text:style-name="T23"><text:s/></text:span><text:span text:style-name="T4">s</text:span><text:span text:style-name="T20">i</text:span><text:span text:style-name="T4">ng</text:span><text:span text:style-name="T20">l</text:span><text:span text:style-name="T4">e- spaced. </text:span><text:span text:style-name="T59"><text:s/></text:span><text:span text:style-name="T4">To </text:span><text:span text:style-name="T59"><text:s/></text:span><text:span text:style-name="T4">help </text:span><text:span text:style-name="T59"><text:s/></text:span><text:span text:style-name="T4">your </text:span><text:span text:style-name="T59"><text:s/></text:span><text:span text:style-name="T4">readers, </text:span><text:span text:style-name="T59"><text:s/></text:span><text:span text:style-name="T4">avoid </text:span><text:span text:style-name="T59"><text:s/></text:span><text:span text:style-name="T4">using </text:span><text:span text:style-name="T59"><text:s/></text:span><text:span text:style-name="T4">footnotes a</text:span><text:span text:style-name="T20">lt</text:span><text:span text:style-name="T4">oge</text:span><text:span text:style-name="T20">t</text:span><text:span text:style-name="T7">h</text:span><text:span text:style-name="T4">er<text:tab/>and<text:tab/></text:span><text:span text:style-name="T20">i</text:span><text:span text:style-name="T7">n</text:span><text:span text:style-name="T4">c</text:span><text:span text:style-name="T20">l</text:span><text:span text:style-name="T4">ude<text:tab/>necessary<text:tab/>per</text:span><text:span text:style-name="T20">i</text:span><text:span text:style-name="T4">pheral observations </text:span><text:span text:style-name="T31"><text:s/></text:span><text:span text:style-name="T4">in </text:span><text:span text:style-name="T31"><text:s/></text:span><text:span text:style-name="T4">t</text:span><text:span text:style-name="T7">h</text:span><text:span text:style-name="T4">e </text:span><text:span text:style-name="T31"><text:s/></text:span><text:span text:style-name="T4">text </text:span><text:span text:style-name="T51"><text:s/></text:span><text:span text:style-name="T4">(wit</text:span><text:span text:style-name="T7">h</text:span><text:span text:style-name="T4">in </text:span><text:span text:style-name="T50"><text:s/></text:span><text:span text:style-name="T4">parentheses, </text:span><text:span text:style-name="T50"><text:s/></text:span><text:span text:style-name="T4">if </text:span><text:span text:style-name="T50"><text:s/></text:span><text:span text:style-name="T4">you prefer,</text:span><text:span text:style-name="T7"> </text:span><text:span text:style-name="T4">as</text:span><text:span text:style-name="T7"> </text:span><text:span text:style-name="T4">in</text:span><text:span text:style-name="T7"> </text:span><text:span text:style-name="T4">this</text:span><text:span text:style-name="T7"> </text:span><text:span text:style-name="T4">sentence).</text:span></text:p>
      <text:p text:style-name="P2"/>
      <text:p text:style-name="P19">10. References</text:p>
      <text:p text:style-name="P8"/>
      <text:p text:style-name="P38"><text:span text:style-name="T4">L</text:span><text:span text:style-name="T20">i</text:span><text:span text:style-name="T4">st</text:span><text:span text:style-name="T67"> </text:span><text:span text:style-name="T4">and</text:span><text:span text:style-name="T67"> </text:span><text:span text:style-name="T4">number</text:span><text:span text:style-name="T67"> </text:span><text:span text:style-name="T4">a</text:span><text:span text:style-name="T20">l</text:span><text:span text:style-name="T4">l</text:span><text:span text:style-name="T67"> </text:span><text:span text:style-name="T4">b</text:span><text:span text:style-name="T20">i</text:span><text:span text:style-name="T4">b</text:span><text:span text:style-name="T20">li</text:span><text:span text:style-name="T4">ograph</text:span><text:span text:style-name="T20">i</text:span><text:span text:style-name="T4">cal</text:span><text:span text:style-name="T67"> </text:span><text:span text:style-name="T4">references</text:span><text:span text:style-name="T67"> </text:span><text:span text:style-name="T20">i</text:span><text:span text:style-name="T4">n</text:span><text:span text:style-name="T67"> </text:span><text:span text:style-name="T4">9- point </text:span><text:span text:style-name="T35"><text:s/></text:span><text:span text:style-name="T4">Times, </text:span><text:span text:style-name="T35"><text:s/></text:span><text:span text:style-name="T4">single-spaced, </text:span><text:span text:style-name="T35"><text:s/></text:span><text:span text:style-name="T4">at </text:span><text:span text:style-name="T35"><text:s/></text:span><text:span text:style-name="T4">the </text:span><text:span text:style-name="T33"><text:s/></text:span><text:span text:style-name="T4">end </text:span><text:span text:style-name="T43"><text:s/></text:span><text:span text:style-name="T4">of </text:span><text:span text:style-name="T43"><text:s/></text:span><text:span text:style-name="T4">your </text:span><text:span text:style-name="T43"><text:s/></text:span><text:span text:style-name="T4">paper. When <text:s/></text:span><text:span text:style-name="T41"><text:s/></text:span><text:span text:style-name="T4">referenced <text:s/></text:span><text:span text:style-name="T70"><text:s/></text:span><text:span text:style-name="T4">in <text:s/></text:span><text:span text:style-name="T70"><text:s/></text:span><text:span text:style-name="T4">the <text:s/></text:span><text:span text:style-name="T41"><text:s/></text:span><text:span text:style-name="T4">text, <text:s/></text:span><text:span text:style-name="T70"><text:s/></text:span><text:span text:style-name="T4">enclose <text:s/></text:span><text:span text:style-name="T70"><text:s/></text:span><text:span text:style-name="T4">the <text:s/></text:span><text:span text:style-name="T70"><text:s/></text:span><text:span text:style-name="T4">citation number </text:span><text:span text:style-name="T7"><text:s/></text:span><text:span text:style-name="T4">in </text:span><text:span text:style-name="T7"><text:s/></text:span><text:span text:style-name="T4">square </text:span><text:span text:style-name="T7"><text:s/></text:span><text:span text:style-name="T4">brackets, <text:s/>for <text:s/>example <text:s/>[1]. <text:s/>Where appropr</text:span><text:span text:style-name="T20">i</text:span><text:span text:style-name="T4">a</text:span><text:span text:style-name="T20">t</text:span><text:span text:style-name="T4">e, <text:s text:c="2"/></text:span><text:span text:style-name="T75"><text:s/></text:span><text:span text:style-name="T20">i</text:span><text:span text:style-name="T7">n</text:span><text:span text:style-name="T4">c</text:span><text:span text:style-name="T20">l</text:span><text:span text:style-name="T4">ude <text:s text:c="2"/></text:span><text:span text:style-name="T75"><text:s/></text:span><text:span text:style-name="T20">t</text:span><text:span text:style-name="T7">h</text:span><text:span text:style-name="T4">e <text:s text:c="2"/></text:span><text:span text:style-name="T75"><text:s/></text:span><text:span text:style-name="T4">name(s) <text:s text:c="2"/></text:span><text:span text:style-name="T75"><text:s/></text:span><text:span text:style-name="T4">of <text:s text:c="2"/></text:span><text:span text:style-name="T71"><text:s/></text:span><text:span text:style-name="T4">ed</text:span><text:span text:style-name="T20">it</text:span><text:span text:style-name="T4">ors <text:s text:c="2"/></text:span><text:span text:style-name="T71"><text:s/></text:span><text:span text:style-name="T4">of referenced</text:span><text:span text:style-name="T7"> </text:span><text:span text:style-name="T4">books.</text:span></text:p>
      <text:p text:style-name="P39"/>
      <text:p text:style-name="P18"><text:span text:style-name="T85">[1]</text:span><text:span text:style-name="T86"> </text:span><text:span text:style-name="T85">A</text:span><text:span text:style-name="T87">.</text:span><text:span text:style-name="T85">B.</text:span><text:span text:style-name="T88"> </text:span><text:span text:style-name="T85">Smith,</text:span><text:span text:style-name="T88"> </text:span><text:span text:style-name="T85">C</text:span><text:span text:style-name="T87">.</text:span><text:span text:style-name="T85">D.</text:span><text:span text:style-name="T88"> </text:span><text:span text:style-name="T85">Jones,</text:span><text:span text:style-name="T88"> </text:span><text:span text:style-name="T85">and</text:span><text:span text:style-name="T86"> </text:span><text:span text:style-name="T85">E</text:span><text:span text:style-name="T87">.</text:span><text:span text:style-name="T85">F.</text:span><text:span text:style-name="T88"> </text:span><text:span text:style-name="T85">Roberts,</text:span><text:span text:style-name="T88"> </text:span><text:span text:style-name="T85">“Article</text:span><text:span text:style-name="T88"> </text:span><text:span text:style-name="T85">Title”,</text:span></text:p>
      <text:p text:style-name="P22"><text:span text:style-name="T89">Journal</text:span><text:span text:style-name="T85">,</text:span><text:span text:style-name="T87"> </text:span><text:span text:style-name="T85">Publisher,</text:span><text:span text:style-name="T87"> </text:span><text:span text:style-name="T85">Location,</text:span><text:span text:style-name="T87"> </text:span><text:span text:style-name="T85">Date,</text:span><text:span text:style-name="T87"> </text:span><text:span text:style-name="T85">pp.</text:span><text:span text:style-name="T87"> </text:span><text:span text:style-name="T85">1-10.</text:span></text:p>
      <text:p text:style-name="P40"/>
      <text:p text:style-name="P41"><text:span text:style-name="T85">[2] </text:span><text:span text:style-name="T90"><text:s/></text:span><text:span text:style-name="T85">Jones, </text:span><text:span text:style-name="T91"><text:s/></text:span><text:span text:style-name="T85">C</text:span><text:span text:style-name="T87">.</text:span><text:span text:style-name="T85">D</text:span><text:span text:style-name="T87">.</text:span><text:span text:style-name="T85">, </text:span><text:span text:style-name="T91"><text:s/></text:span><text:span text:style-name="T85">A</text:span><text:span text:style-name="T87">.</text:span><text:span text:style-name="T85">B. </text:span><text:span text:style-name="T91"><text:s/></text:span><text:span text:style-name="T85">Smith, </text:span><text:span text:style-name="T91"><text:s/></text:span><text:span text:style-name="T85">and </text:span><text:span text:style-name="T90"><text:s/></text:span><text:span text:style-name="T85">E</text:span><text:span text:style-name="T87">.</text:span><text:span text:style-name="T85">F. </text:span><text:span text:style-name="T91"><text:s/></text:span><text:span text:style-name="T85">Roberts, </text:span><text:span text:style-name="T93"><text:s/></text:span><text:span text:style-name="T89">Book </text:span><text:span text:style-name="T92"><text:s/></text:span><text:span text:style-name="T89">Title</text:span><text:span text:style-name="T85">, Publisher,</text:span><text:span text:style-name="T87"> </text:span><text:span text:style-name="T85">Location,</text:span><text:span text:style-name="T87"> </text:span><text:span text:style-name="T85">Date.</text:span></text:p>
      <text:p text:style-name="P42"/>
      <text:p text:style-name="P19">11. Copyright forms and reprint orders</text:p>
      <text:p text:style-name="P8"/>
      <text:p text:style-name="P38"><text:span text:style-name="T4">You <text:s/></text:span><text:span text:style-name="T58"><text:s/></text:span><text:span text:style-name="T4">must <text:s/></text:span><text:span text:style-name="T33"><text:s/></text:span><text:span text:style-name="T4">i</text:span><text:span text:style-name="T7">n</text:span><text:span text:style-name="T4">clude <text:s/></text:span><text:span text:style-name="T58"><text:s/></text:span><text:span text:style-name="T4">your <text:s/></text:span><text:span text:style-name="T33"><text:s/></text:span><text:span text:style-name="T4">fully-completed, <text:s/></text:span><text:span text:style-name="T33"><text:s/></text:span><text:span text:style-name="T4">signed IEEE </text:span><text:span text:style-name="T60"><text:s/></text:span><text:span text:style-name="T4">copyright </text:span><text:span text:style-name="T60"><text:s/></text:span><text:span text:style-name="T4">release </text:span><text:span text:style-name="T60"><text:s/></text:span><text:span text:style-name="T4">f</text:span><text:span text:style-name="T7">o</text:span><text:span text:style-name="T4">rm </text:span><text:span text:style-name="T60"><text:s/></text:span><text:span text:style-name="T4">when </text:span><text:span text:style-name="T60"><text:s/></text:span><text:span text:style-name="T4">you </text:span><text:span text:style-name="T66"><text:s/></text:span><text:span text:style-name="T4">submit </text:span><text:span text:style-name="T66"><text:s/></text:span><text:span text:style-name="T4">your paper.</text:span><text:span text:style-name="T56"> </text:span><text:span text:style-name="T4">We</text:span><text:span text:style-name="T56"> </text:span><text:span text:style-name="T74">must</text:span><text:span text:style-name="T57"> </text:span><text:span text:style-name="T4">have</text:span><text:span text:style-name="T56"> </text:span><text:span text:style-name="T4">t</text:span><text:span text:style-name="T7">h</text:span><text:span text:style-name="T4">is</text:span><text:span text:style-name="T56"> </text:span><text:span text:style-name="T4">form</text:span><text:span text:style-name="T56"> </text:span><text:span text:style-name="T4">before</text:span><text:span text:style-name="T56"> </text:span><text:span text:style-name="T4">your</text:span><text:span text:style-name="T56"> </text:span><text:span text:style-name="T4">paper</text:span><text:span text:style-name="T56"> </text:span><text:span text:style-name="T4">can be</text:span><text:span text:style-name="T31"> </text:span><text:span text:style-name="T4">published</text:span><text:span text:style-name="T31"> </text:span><text:span text:style-name="T4">in</text:span><text:span text:style-name="T31"> </text:span><text:span text:style-name="T4">the</text:span><text:span text:style-name="T31"> </text:span><text:span text:style-name="T4">proceedings.</text:span><text:span text:style-name="T31"> </text:span><text:span text:style-name="T4">The</text:span><text:span text:style-name="T31"> </text:span><text:span text:style-name="T4">copyright</text:span><text:span text:style-name="T31"> </text:span><text:span text:style-name="T4">form</text:span><text:span text:style-name="T51"> </text:span><text:span text:style-name="T4">is ava</text:span><text:span text:style-name="T20">il</text:span><text:span text:style-name="T4">ab</text:span><text:span text:style-name="T20">l</text:span><text:span text:style-name="T4">e </text:span><text:span text:style-name="T75"><text:s/></text:span><text:span text:style-name="T4">as </text:span><text:span text:style-name="T75"><text:s/></text:span><text:span text:style-name="T4">a </text:span><text:span text:style-name="T75"><text:s/></text:span><text:span text:style-name="T4">Word </text:span><text:span text:style-name="T72"><text:s/></text:span><text:span text:style-name="T4">f</text:span><text:span text:style-name="T20">il</text:span><text:span text:style-name="T4">e, </text:span><text:span text:style-name="T72"><text:s/></text:span><text:span text:style-name="T4">&lt;copyr</text:span><text:span text:style-name="T20">i</text:span><text:span text:style-name="T4">gh</text:span><text:span text:style-name="T20">t</text:span><text:span text:style-name="T4">.doc&gt;, </text:span><text:span text:style-name="T72"><text:s/></text:span><text:span text:style-name="T4">as </text:span><text:span text:style-name="T72"><text:s/></text:span><text:span text:style-name="T4">a </text:span><text:span text:style-name="T72"><text:s/></text:span><text:span text:style-name="T4">PDF version, <text:s/></text:span><text:span text:style-name="T48"><text:s/></text:span><text:span text:style-name="T4">&lt;copyright.pdf&gt;, <text:s/></text:span><text:span text:style-name="T48"><text:s/></text:span><text:span text:style-name="T4">and <text:s/></text:span><text:span text:style-name="T48"><text:s/></text:span><text:span text:style-name="T4">as <text:s/></text:span><text:span text:style-name="T48"><text:s/></text:span><text:span text:style-name="T4">a <text:s/></text:span><text:span text:style-name="T48"><text:s/></text:span><text:span text:style-name="T4">text <text:s/></text:span><text:span text:style-name="T73"><text:s/></text:span><text:span text:style-name="T4">file <text:s/></text:span><text:span text:style-name="T49"><text:s/></text:span><text:span text:style-name="T4">in</text:span></text:p>
      <text:p text:style-name="P18"><text:span text:style-name="T4">&lt;au</text:span><text:span text:style-name="T20">t</text:span><text:span text:style-name="T4">hgu</text:span><text:span text:style-name="T20">i</text:span><text:span text:style-name="T4">d.</text:span><text:span text:style-name="T20">t</text:span><text:span text:style-name="T7">x</text:span><text:span text:style-name="T20">t</text:span><text:span text:style-name="T4">&gt;.</text:span></text:p>
      <text:p text:style-name="P43"><text:span text:style-name="T4">Repri</text:span><text:span text:style-name="T7">n</text:span><text:span text:style-name="T4">ts</text:span><text:span text:style-name="T29"> </text:span><text:span text:style-name="T4">may</text:span><text:span text:style-name="T29"> </text:span><text:span text:style-name="T4">be</text:span><text:span text:style-name="T29"> </text:span><text:span text:style-name="T4">ordered</text:span><text:span text:style-name="T29"> </text:span><text:span text:style-name="T4">using</text:span><text:span text:style-name="T29"> </text:span><text:span text:style-name="T4">t</text:span><text:span text:style-name="T7">h</text:span><text:span text:style-name="T4">e</text:span><text:span text:style-name="T29"> </text:span><text:span text:style-name="T4">form</text:span><text:span text:style-name="T29"> </text:span><text:span text:style-name="T4">provided</text:span><text:span text:style-name="T29"> </text:span><text:span text:style-name="T4">as</text:span></text:p>
      <text:p text:style-name="P23"><text:span text:style-name="T4">&lt;reprint.doc&gt;</text:span><text:span text:style-name="T7"> </text:span><text:span text:style-name="T4">or</text:span><text:span text:style-name="T7"> </text:span><text:span text:style-name="T4">&lt;reprint.pdf&gt;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.028in" fo:margin-bottom="0.1945in" fo:margin-left="0.9307in" fo:margin-right="0.916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9583in" fo:margin-bottom="0.1945in" fo:margin-left="0.9165in" fo:margin-right="0.916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columns fo:column-count="2">
          <style:column style:rel-width="4801*" fo:start-indent="0in" fo:end-indent="0.1591in"/>
          <style:column style:rel-width="4799*" fo:start-indent="0.159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dc:description>Document is created by Free PDF Convert http://www.freepdfconvert.com</dc:description>
    <meta:initial-creator/>
    <meta:creation-date>2010-10-13T08:16:00</meta:creation-date>
    <dc:date>2018-11-11T19:35:50.474527522</dc:date>
    <meta:editing-cycles>3</meta:editing-cycles>
    <meta:generator>LibreOffice/6.0.6.2$Linux_X86_64 LibreOffice_project/00m0$Build-2</meta:generator>
    <meta:editing-duration>PT8M25S</meta:editing-duration>
    <meta:document-statistic meta:table-count="0" meta:image-count="0" meta:object-count="0" meta:page-count="2" meta:paragraph-count="42" meta:word-count="920" meta:character-count="6187" meta:non-whitespace-character-count="4783"/>
  </office:meta>
</office:document-meta>
</file>